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87mm"/>
    </style:style>
    <style:style style:name="co2" style:family="table-column">
      <style:table-column-properties fo:break-before="auto" style:column-width="26.49mm"/>
    </style:style>
    <style:style style:name="co3" style:family="table-column">
      <style:table-column-properties fo:break-before="auto" style:column-width="28.68mm"/>
    </style:style>
    <style:style style:name="co4" style:family="table-column">
      <style:table-column-properties fo:break-before="auto" style:column-width="15.06mm"/>
    </style:style>
    <style:style style:name="co5" style:family="table-column">
      <style:table-column-properties fo:break-before="auto" style:column-width="22.68mm"/>
    </style:style>
    <style:style style:name="co6" style:family="table-column">
      <style:table-column-properties fo:break-before="auto" style:column-width="28.4mm"/>
    </style:style>
    <style:style style:name="co7" style:family="table-column">
      <style:table-column-properties fo:break-before="auto" style:column-width="12.33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13.16mm"/>
    </style:style>
    <style:style style:name="co10" style:family="table-column">
      <style:table-column-properties fo:break-before="auto" style:column-width="14.78mm"/>
    </style:style>
    <style:style style:name="co11" style:family="table-column">
      <style:table-column-properties fo:break-before="auto" style:column-width="28.13mm"/>
    </style:style>
    <style:style style:name="co12" style:family="table-column">
      <style:table-column-properties fo:break-before="auto" style:column-width="23.78mm"/>
    </style:style>
    <style:style style:name="co13" style:family="table-column">
      <style:table-column-properties fo:break-before="auto" style:column-width="34.66mm"/>
    </style:style>
    <style:style style:name="co14" style:family="table-column">
      <style:table-column-properties fo:break-before="auto" style:column-width="19.97mm"/>
    </style:style>
    <style:style style:name="co15" style:family="table-column">
      <style:table-column-properties fo:break-before="auto" style:column-width="17.78mm"/>
    </style:style>
    <style:style style:name="co16" style:family="table-column">
      <style:table-column-properties fo:break-before="auto" style:column-width="15.59mm"/>
    </style:style>
    <style:style style:name="co17" style:family="table-column">
      <style:table-column-properties fo:break-before="auto" style:column-width="21.59mm"/>
    </style:style>
    <style:style style:name="co18" style:family="table-column">
      <style:table-column-properties fo:break-before="auto" style:column-width="155.49mm"/>
    </style:style>
    <style:style style:name="co19" style:family="table-column">
      <style:table-column-properties fo:break-before="auto" style:column-width="16.69mm"/>
    </style:style>
    <style:style style:name="co20" style:family="table-column">
      <style:table-column-properties fo:break-before="auto" style:column-width="34.11mm"/>
    </style:style>
    <style:style style:name="co21" style:family="table-column">
      <style:table-column-properties fo:break-before="auto" style:column-width="224.65mm"/>
    </style:style>
    <style:style style:name="co22" style:family="table-column">
      <style:table-column-properties fo:break-before="auto" style:column-width="41.75mm"/>
    </style:style>
    <style:style style:name="co23" style:family="table-column">
      <style:table-column-properties fo:break-before="auto" style:column-width="34.4mm"/>
    </style:style>
    <style:style style:name="co24" style:family="table-column">
      <style:table-column-properties fo:break-before="auto" style:column-width="17.52mm"/>
    </style:style>
    <style:style style:name="co25" style:family="table-column">
      <style:table-column-properties fo:break-before="auto" style:column-width="22.14mm"/>
    </style:style>
    <style:style style:name="co26" style:family="table-column">
      <style:table-column-properties fo:break-before="auto" style:column-width="13.42mm"/>
    </style:style>
    <style:style style:name="co27" style:family="table-column">
      <style:table-column-properties fo:break-before="auto" style:column-width="24.32mm"/>
    </style:style>
    <style:style style:name="co28" style:family="table-column">
      <style:table-column-properties fo:break-before="auto" style:column-width="41.47mm"/>
    </style:style>
    <style:style style:name="co29" style:family="table-column">
      <style:table-column-properties fo:break-before="auto" style:column-width="13.69mm"/>
    </style:style>
    <style:style style:name="co30" style:family="table-column">
      <style:table-column-properties fo:break-before="auto" style:column-width="21.33mm"/>
    </style:style>
    <style:style style:name="co31" style:family="table-column">
      <style:table-column-properties fo:break-before="auto" style:column-width="22.4mm"/>
    </style:style>
    <style:style style:name="co32" style:family="table-column">
      <style:table-column-properties fo:break-before="auto" style:column-width="14.23mm"/>
    </style:style>
    <style:style style:name="co33" style:family="table-column">
      <style:table-column-properties fo:break-before="auto" style:column-width="33.04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23.5mm"/>
    </style:style>
    <style:style style:name="co36" style:family="table-column">
      <style:table-column-properties fo:break-before="auto" style:column-width="173.02mm"/>
    </style:style>
    <style:style style:name="co37" style:family="table-column">
      <style:table-column-properties fo:break-before="auto" style:column-width="40.92mm"/>
    </style:style>
    <style:style style:name="co38" style:family="table-column">
      <style:table-column-properties fo:break-before="auto" style:column-width="143.05mm"/>
    </style:style>
    <style:style style:name="co39" style:family="table-column">
      <style:table-column-properties fo:break-before="auto" style:column-width="18.87mm"/>
    </style:style>
    <style:style style:name="co40" style:family="table-column">
      <style:table-column-properties fo:break-before="auto" style:column-width="25.95mm"/>
    </style:style>
    <style:style style:name="co41" style:family="table-column">
      <style:table-column-properties fo:break-before="auto" style:column-width="32.49mm"/>
    </style:style>
    <style:style style:name="co42" style:family="table-column">
      <style:table-column-properties fo:break-before="auto" style:column-width="24.85mm"/>
    </style:style>
    <style:style style:name="co43" style:family="table-column">
      <style:table-column-properties fo:break-before="auto" style:column-width="31.66mm"/>
    </style:style>
    <style:style style:name="co44" style:family="table-column">
      <style:table-column-properties fo:break-before="auto" style:column-width="43.11mm"/>
    </style:style>
    <style:style style:name="co45" style:family="table-column">
      <style:table-column-properties fo:break-before="auto" style:column-width="126.17mm"/>
    </style:style>
    <style:style style:name="co46" style:family="table-column">
      <style:table-column-properties fo:break-before="auto" style:column-width="77.15mm"/>
    </style:style>
    <style:style style:name="co47" style:family="table-column">
      <style:table-column-properties fo:break-before="auto" style:column-width="11.52mm"/>
    </style:style>
    <style:style style:name="co48" style:family="table-column">
      <style:table-column-properties fo:break-before="auto" style:column-width="37.39mm"/>
    </style:style>
    <style:style style:name="co49" style:family="table-column">
      <style:table-column-properties fo:break-before="auto" style:column-width="129.43mm"/>
    </style:style>
    <style:style style:name="co50" style:family="table-column">
      <style:table-column-properties fo:break-before="auto" style:column-width="16.42mm"/>
    </style:style>
    <style:style style:name="co51" style:family="table-column">
      <style:table-column-properties fo:break-before="auto" style:column-width="11.78mm"/>
    </style:style>
    <style:style style:name="ro1" style:family="table-row">
      <style:table-row-properties style:row-height="4.5mm" fo:break-before="auto" style:use-optimal-row-height="true"/>
    </style:style>
    <style:style style:name="ta1" style:family="table" style:master-page-name="PageStyle_5f_Genomic_20_Coordinates">
      <style:table-properties table:display="true" style:writing-mode="lr-tb"/>
    </style:style>
    <style:style style:name="ta2" style:family="table" style:master-page-name="PageStyle_5f_RefSeq">
      <style:table-properties table:display="true" style:writing-mode="lr-tb"/>
    </style:style>
    <style:style style:name="ta3" style:family="table" style:master-page-name="PageStyle_5f_Ensembl">
      <style:table-properties table:display="true" style:writing-mode="lr-tb"/>
    </style:style>
    <style:style style:name="ta4" style:family="table" style:master-page-name="PageStyle_5f_Vega">
      <style:table-properties table:display="true" style:writing-mode="lr-tb"/>
    </style:style>
    <style:style style:name="ta5" style:family="table" style:master-page-name="PageStyle_5f_Sift_20_Prediction">
      <style:table-properties table:display="true" style:writing-mode="lr-tb"/>
    </style:style>
    <style:style style:name="ta6" style:family="table" style:master-page-name="PageStyle_5f_Polyphen_20_Prediction">
      <style:table-properties table:display="true" style:writing-mode="lr-tb"/>
    </style:style>
    <style:style style:name="ta7" style:family="table" style:master-page-name="PageStyle_5f_Hapmap_20_CEU_20_population">
      <style:table-properties table:display="true" style:writing-mode="lr-tb"/>
    </style:style>
    <style:style style:name="ta8" style:family="table" style:master-page-name="PageStyle_5f_TFBS">
      <style:table-properties table:display="true" style:writing-mode="lr-tb"/>
    </style:style>
    <style:style style:name="ta9" style:family="table" style:master-page-name="PageStyle_5f_miRBASE_20_18.0">
      <style:table-properties table:display="true" style:writing-mode="lr-tb"/>
    </style:style>
    <style:style style:name="ta10" style:family="table" style:master-page-name="PageStyle_5f_Vista">
      <style:table-properties table:display="true" style:writing-mode="lr-tb"/>
    </style:style>
    <style:style style:name="ta11" style:family="table" style:master-page-name="PageStyle_5f_CpG_20_Islands">
      <style:table-properties table:display="true" style:writing-mode="lr-tb"/>
    </style:style>
    <style:style style:name="ta12" style:family="table" style:master-page-name="PageStyle_5f_TargetScan">
      <style:table-properties table:display="true" style:writing-mode="lr-tb"/>
    </style:style>
    <style:style style:name="ta13" style:family="table" style:master-page-name="PageStyle_5f_miRNA_5f_snoRNA_5f_scaRNA">
      <style:table-properties table:display="true" style:writing-mode="lr-tb"/>
    </style:style>
    <style:style style:name="ta14" style:family="table" style:master-page-name="PageStyle_5f_PhastConservation">
      <style:table-properties table:display="true" style:writing-mode="lr-tb"/>
    </style:style>
    <style:style style:name="ta15" style:family="table" style:master-page-name="PageStyle_5f_GERP_2b__2b_">
      <style:table-properties table:display="true" style:writing-mode="lr-tb"/>
    </style:style>
    <style:style style:name="ta16" style:family="table" style:master-page-name="PageStyle_5f_GAD">
      <style:table-properties table:display="true" style:writing-mode="lr-tb"/>
    </style:style>
    <style:style style:name="ta17" style:family="table" style:master-page-name="PageStyle_5f_COSMIC">
      <style:table-properties table:display="true" style:writing-mode="lr-tb"/>
    </style:style>
    <style:style style:name="ta18" style:family="table" style:master-page-name="PageStyle_5f_GWAS_20_Catalogue">
      <style:table-properties table:display="true" style:writing-mode="lr-tb"/>
    </style:style>
    <style:style style:name="ta19" style:family="table" style:master-page-name="PageStyle_5f_Copy_20_Number_20_Variations_20__28_CNV_29_">
      <style:table-properties table:display="true" style:writing-mode="lr-tb"/>
    </style:style>
    <style:style style:name="ta20" style:family="table" style:master-page-name="PageStyle_5f_Inversion">
      <style:table-properties table:display="true" style:writing-mode="lr-tb"/>
    </style:style>
    <style:style style:name="ta21" style:family="table" style:master-page-name="PageStyle_5f_Complex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>
      <style:table-cell-properties fo:padding="0.71mm">
        <style:hyperlink xlink:href="http://www.ncbi.nlm.nih.gov/sites/entrez?db=gene&amp;cmd=Retrieve&amp;dopt=full_report&amp;list_uids=7139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padding="0.71mm">
        <style:hyperlink xlink:href="http://www.ncbi.nlm.nih.gov/sites/entrez?db=gene&amp;cmd=Retrieve&amp;dopt=full_report&amp;list_uids=3898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padding="0.71mm">
        <style:hyperlink xlink:href="http://geneticassociationdb.nih.gov/cgi-bin/view.cgi?table=allview&amp;id=137096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padding="0.71mm">
        <style:hyperlink xlink:href="http://geneticassociationdb.nih.gov/cgi-bin/view.cgi?table=allview&amp;id=137097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padding="0.71mm">
        <style:hyperlink xlink:href="http://geneticassociationdb.nih.gov/cgi-bin/view.cgi?table=allview&amp;id=137098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padding="0.71mm">
        <style:hyperlink xlink:href="http://geneticassociationdb.nih.gov/cgi-bin/view.cgi?table=allview&amp;id=137099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padding="0.71mm">
        <style:hyperlink xlink:href="http://geneticassociationdb.nih.gov/cgi-bin/view.cgi?table=allview&amp;id=137100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padding="0.71mm">
        <style:hyperlink xlink:href="http://geneticassociationdb.nih.gov/cgi-bin/view.cgi?table=allview&amp;id=137101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padding="0.71mm">
        <style:hyperlink xlink:href="http://geneticassociationdb.nih.gov/cgi-bin/view.cgi?table=allview&amp;id=137102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padding="0.71mm">
        <style:hyperlink xlink:href="http://geneticassociationdb.nih.gov/cgi-bin/view.cgi?table=allview&amp;id=137103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padding="0.71mm">
        <style:hyperlink xlink:href="http://geneticassociationdb.nih.gov/cgi-bin/view.cgi?table=allview&amp;id=154693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padding="0.71mm">
        <style:hyperlink xlink:href="http://geneticassociationdb.nih.gov/cgi-bin/view.cgi?table=allview&amp;id=154694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padding="0.71mm">
        <style:hyperlink xlink:href="http://geneticassociationdb.nih.gov/cgi-bin/view.cgi?table=allview&amp;id=154695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padding="0.71mm">
        <style:hyperlink xlink:href="http://geneticassociationdb.nih.gov/cgi-bin/view.cgi?table=allview&amp;id=561314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padding="0.71mm">
        <style:hyperlink xlink:href="http://geneticassociationdb.nih.gov/cgi-bin/view.cgi?table=allview&amp;id=561315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padding="0.71mm">
        <style:hyperlink xlink:href="http://geneticassociationdb.nih.gov/cgi-bin/view.cgi?table=allview&amp;id=561316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padding="0.71mm">
        <style:hyperlink xlink:href="http://geneticassociationdb.nih.gov/cgi-bin/view.cgi?table=allview&amp;id=561317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padding="0.71mm">
        <style:hyperlink xlink:href="http://geneticassociationdb.nih.gov/cgi-bin/view.cgi?table=allview&amp;id=561318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padding="0.71mm">
        <style:hyperlink xlink:href="http://geneticassociationdb.nih.gov/cgi-bin/view.cgi?table=allview&amp;id=561319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padding="0.71mm">
        <style:hyperlink xlink:href="http://geneticassociationdb.nih.gov/cgi-bin/view.cgi?table=allview&amp;id=561320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padding="0.71mm">
        <style:hyperlink xlink:href="http://geneticassociationdb.nih.gov/cgi-bin/view.cgi?table=allview&amp;id=561321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padding="0.71mm">
        <style:hyperlink xlink:href="http://geneticassociationdb.nih.gov/cgi-bin/view.cgi?table=allview&amp;id=561322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padding="0.71mm">
        <style:hyperlink xlink:href="http://geneticassociationdb.nih.gov/cgi-bin/view.cgi?table=allview&amp;id=561323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padding="0.71mm">
        <style:hyperlink xlink:href="http://geneticassociationdb.nih.gov/cgi-bin/view.cgi?table=allview&amp;id=561324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padding="0.71mm">
        <style:hyperlink xlink:href="http://geneticassociationdb.nih.gov/cgi-bin/view.cgi?table=allview&amp;id=561325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padding="0.71mm">
        <style:hyperlink xlink:href="http://geneticassociationdb.nih.gov/cgi-bin/view.cgi?table=allview&amp;id=561326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padding="0.71mm">
        <style:hyperlink xlink:href="http://geneticassociationdb.nih.gov/cgi-bin/view.cgi?table=allview&amp;id=561327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padding="0.71mm">
        <style:hyperlink xlink:href="http://geneticassociationdb.nih.gov/cgi-bin/view.cgi?table=allview&amp;id=672136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padding="0.71mm">
        <style:hyperlink xlink:href="http://geneticassociationdb.nih.gov/cgi-bin/view.cgi?table=allview&amp;id=672137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padding="0.71mm">
        <style:hyperlink xlink:href="http://geneticassociationdb.nih.gov/cgi-bin/view.cgi?table=allview&amp;id=672138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padding="0.71mm">
        <style:hyperlink xlink:href="http://geneticassociationdb.nih.gov/cgi-bin/view.cgi?table=allview&amp;id=672139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padding="0.71mm">
        <style:hyperlink xlink:href="http://geneticassociationdb.nih.gov/cgi-bin/view.cgi?table=allview&amp;id=672140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padding="0.71mm">
        <style:hyperlink xlink:href="http://geneticassociationdb.nih.gov/cgi-bin/view.cgi?table=allview&amp;id=672141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padding="0.71mm">
        <style:hyperlink xlink:href="http://geneticassociationdb.nih.gov/cgi-bin/view.cgi?table=allview&amp;id=672142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padding="0.71mm">
        <style:hyperlink xlink:href="http://geneticassociationdb.nih.gov/cgi-bin/view.cgi?table=allview&amp;id=672143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padding="0.71mm">
        <style:hyperlink xlink:href="http://www.ncbi.nlm.nih.gov/pubmed/14986170?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padding="0.71mm">
        <style:hyperlink xlink:href="http://www.ncbi.nlm.nih.gov/pubmed/14636924?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padding="0.71mm">
        <style:hyperlink xlink:href="http://www.ncbi.nlm.nih.gov/pubmed/15387941?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padding="0.71mm">
        <style:hyperlink xlink:href="http://www.ncbi.nlm.nih.gov/pubmed/12084606?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padding="0.71mm">
        <style:hyperlink xlink:href="http://www.ncbi.nlm.nih.gov/pubmed/15769782?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padding="0.71mm">
        <style:hyperlink xlink:href="http://www.ncbi.nlm.nih.gov/pubmed/12473556?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padding="0.71mm">
        <style:hyperlink xlink:href="http://www.ncbi.nlm.nih.gov/pubmed/15563892?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padding="0.71mm">
        <style:hyperlink xlink:href="http://www.ncbi.nlm.nih.gov/pubmed/16199542?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padding="0.71mm">
        <style:hyperlink xlink:href="http://www.ncbi.nlm.nih.gov/pubmed/16754800?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padding="0.71mm">
        <style:hyperlink xlink:href="http://www.ncbi.nlm.nih.gov/pubmed/16789403?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padding="0.71mm">
        <style:hyperlink xlink:href="http://www.ncbi.nlm.nih.gov/pubmed/17101185?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padding="0.71mm">
        <style:hyperlink xlink:href="http://www.ncbi.nlm.nih.gov/pubmed/20038417?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padding="0.71mm">
        <style:hyperlink xlink:href="http://www.ncbi.nlm.nih.gov/pubmed/20031618?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padding="0.71mm">
        <style:hyperlink xlink:href="http://www.ncbi.nlm.nih.gov/pubmed/19880069?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padding="0.71mm">
        <style:hyperlink xlink:href="http://www.ncbi.nlm.nih.gov/pubmed/19875404?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padding="0.71mm">
        <style:hyperlink xlink:href="http://www.ncbi.nlm.nih.gov/pubmed/19853701?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padding="0.71mm">
        <style:hyperlink xlink:href="http://www.ncbi.nlm.nih.gov/pubmed/19412328?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padding="0.71mm">
        <style:hyperlink xlink:href="http://www.ncbi.nlm.nih.gov/pubmed/19293840?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padding="0.71mm">
        <style:hyperlink xlink:href="http://www.ncbi.nlm.nih.gov/pubmed/19253838?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padding="0.71mm">
        <style:hyperlink xlink:href="http://www.ncbi.nlm.nih.gov/pubmed/19150014?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padding="0.71mm">
        <style:hyperlink xlink:href="http://www.ncbi.nlm.nih.gov/pubmed/19149795?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padding="0.71mm">
        <style:hyperlink xlink:href="http://www.ncbi.nlm.nih.gov/pubmed/19035361?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padding="0.71mm">
        <style:hyperlink xlink:href="http://www.ncbi.nlm.nih.gov/pubmed/18513529?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padding="0.71mm">
        <style:hyperlink xlink:href="http://www.ncbi.nlm.nih.gov/pubmed/18506004?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padding="0.71mm">
        <style:hyperlink xlink:href="http://www.ncbi.nlm.nih.gov/pubmed/18403758?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padding="0.71mm">
        <style:hyperlink xlink:href="http://www.ncbi.nlm.nih.gov/pubmed/20975235?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padding="0.71mm">
        <style:hyperlink xlink:href="http://www.ncbi.nlm.nih.gov/pubmed/20800588?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padding="0.71mm">
        <style:hyperlink xlink:href="http://www.ncbi.nlm.nih.gov/pubmed/20628086?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padding="0.71mm">
        <style:hyperlink xlink:href="http://www.ncbi.nlm.nih.gov/pubmed/20624503?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padding="0.71mm">
        <style:hyperlink xlink:href="http://www.ncbi.nlm.nih.gov/pubmed/20474083?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padding="0.71mm">
        <style:hyperlink xlink:href="http://www.ncbi.nlm.nih.gov/pubmed/20414521?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padding="0.71mm">
        <style:hyperlink xlink:href="http://www.ncbi.nlm.nih.gov/pubmed/20359594?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padding="0.71mm">
        <style:hyperlink xlink:href="http://www.ncbi.nlm.nih.gov/pubmed/20201937?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padding="0.71mm">
        <style:hyperlink xlink:href="http://www.ncbi.nlm.nih.gov/pubmed/23247143?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padding="0.71mm">
        <style:hyperlink xlink:href="http://www.ncbi.nlm.nih.gov/pubmed/19166990?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padding="0.71mm">
        <style:hyperlink xlink:href="http://www.ncbi.nlm.nih.gov/pubmed/18288195?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padding="0.71mm">
        <style:hyperlink xlink:href="http://www.ncbi.nlm.nih.gov/pubmed/17160897?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padding="0.71mm">
        <style:hyperlink xlink:href="http://www.ncbi.nlm.nih.gov/pubmed/20534489?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DE" style:country-asian="CN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Genomic Coordina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number-columns-repeated="1014" table:default-cell-style-name="Default"/>
        <table:table-row table:style-name="ro1">
          <table:table-cell table:style-name="ce1" office:value-type="string" calcext:value-type="string">
            <text:p>SNP</text:p>
          </table:table-cell>
          <table:table-cell table:style-name="ce1" office:value-type="string" calcext:value-type="string">
            <text:p>Chromosome</text:p>
          </table:table-cell>
          <table:table-cell table:style-name="ce1" office:value-type="string" calcext:value-type="string">
            <text:p>chromPosition</text:p>
          </table:table-cell>
          <table:table-cell table:style-name="ce1" office:value-type="string" calcext:value-type="string">
            <text:p>Allele1</text:p>
          </table:table-cell>
          <table:table-cell table:style-name="ce1" office:value-type="string" calcext:value-type="string">
            <text:p>Allele2</text:p>
          </table:table-cell>
          <table:table-cell table:style-name="ce1" office:value-type="string" calcext:value-type="string">
            <text:p>Contig</text:p>
          </table:table-cell>
          <table:table-cell table:style-name="ce1" office:value-type="string" calcext:value-type="string">
            <text:p>contigPosition</text:p>
          </table:table-cell>
          <table:table-cell table:style-name="ce1" office:value-type="string" calcext:value-type="string">
            <text:p>Band</text:p>
          </table:table-cell>
          <table:table-cell table:style-name="ce1" office:value-type="string" calcext:value-type="string">
            <text:p>dbSNP</text:p>
          </table:table-cell>
          <table:table-cell table:style-name="ce1" office:value-type="string" calcext:value-type="string">
            <text:p>HapMap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3" office:value-type="string" calcext:value-type="string">
            <text:p>chr1</text:p>
          </table:table-cell>
          <table:table-cell table:style-name="ce3" office:value-type="float" office:value="201345487" calcext:value-type="float">
            <text:p>201345487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GL000016.1</text:p>
          </table:table-cell>
          <table:table-cell table:style-name="ce3" office:value-type="float" office:value="52834129" calcext:value-type="float">
            <text:p>52834129</text:p>
          </table:table-cell>
          <table:table-cell table:style-name="ce3" office:value-type="string" calcext:value-type="string">
            <text:p>q32.1</text:p>
          </table:table-cell>
          <table:table-cell table:style-name="ce2" office:value-type="string" calcext:value-type="string">
            <text:p><text:span text:style-name="T1"><text:a xlink:href="http://www.ncbi.nlm.nih.gov/SNP/snp_ref.cgi?type=rs&amp;rs=rs12564445" xlink:type="simple">rs12564445</text:a></text:span></text:p>
          </table:table-cell>
          <table:table-cell table:style-name="ce2" office:value-type="string" calcext:value-type="string">
            <text:p><text:span text:style-name="T1"><text:a xlink:href="http://hapmap.ncbi.nlm.nih.gov/cgi-perl/gbrowse/hapmap28_B36/?name=SNP:rs12564445" xlink:type="simple">rs12564445</text:a></text:span>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" office:value-type="string" calcext:value-type="string">
            <text:p>chr1</text:p>
          </table:table-cell>
          <table:table-cell table:style-name="ce3" office:value-type="float" office:value="201343115" calcext:value-type="float">
            <text:p>20134311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GL000016.1</text:p>
          </table:table-cell>
          <table:table-cell table:style-name="ce3" office:value-type="float" office:value="52831757" calcext:value-type="float">
            <text:p>52831757</text:p>
          </table:table-cell>
          <table:table-cell table:style-name="ce3" office:value-type="string" calcext:value-type="string">
            <text:p>q32.1</text:p>
          </table:table-cell>
          <table:table-cell table:style-name="ce2" office:value-type="string" calcext:value-type="string">
            <text:p><text:span text:style-name="T1"><text:a xlink:href="http://www.ncbi.nlm.nih.gov/SNP/snp_ref.cgi?type=rs&amp;rs=rs3020556" xlink:type="simple">rs3020556</text:a></text:span></text:p>
          </table:table-cell>
          <table:table-cell table:style-name="ce2" office:value-type="string" calcext:value-type="string">
            <text:p><text:span text:style-name="T1"><text:a xlink:href="http://hapmap.ncbi.nlm.nih.gov/cgi-perl/gbrowse/hapmap28_B36/?name=SNP:rs3020556" xlink:type="simple">rs3020556</text:a></text:span>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51420-201351421" xlink:type="simple">rs2275866</text:a></text:span></text:p>
          </table:table-cell>
          <table:table-cell table:style-name="ce3" office:value-type="string" calcext:value-type="string">
            <text:p>chr1</text:p>
          </table:table-cell>
          <table:table-cell table:style-name="ce3" office:value-type="float" office:value="201351421" calcext:value-type="float">
            <text:p>201351421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GL000016.1</text:p>
          </table:table-cell>
          <table:table-cell table:style-name="ce3" office:value-type="float" office:value="52840063" calcext:value-type="float">
            <text:p>52840063</text:p>
          </table:table-cell>
          <table:table-cell table:style-name="ce3" office:value-type="string" calcext:value-type="string">
            <text:p>q32.1</text:p>
          </table:table-cell>
          <table:table-cell table:style-name="ce2" office:value-type="string" calcext:value-type="string">
            <text:p><text:span text:style-name="T1"><text:a xlink:href="http://www.ncbi.nlm.nih.gov/SNP/snp_ref.cgi?type=rs&amp;rs=rs2275866" xlink:type="simple">rs2275866</text:a></text:span></text:p>
          </table:table-cell>
          <table:table-cell table:style-name="ce2" office:value-type="string" calcext:value-type="string">
            <text:p><text:span text:style-name="T1"><text:a xlink:href="http://hapmap.ncbi.nlm.nih.gov/cgi-perl/gbrowse/hapmap28_B36/?name=SNP:rs2275866" xlink:type="simple">rs2275866</text:a></text:span>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" office:value-type="string" calcext:value-type="string">
            <text:p>chr1</text:p>
          </table:table-cell>
          <table:table-cell table:style-name="ce3" office:value-type="float" office:value="201339044" calcext:value-type="float">
            <text:p>201339044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GL000016.1</text:p>
          </table:table-cell>
          <table:table-cell table:style-name="ce3" office:value-type="float" office:value="52827686" calcext:value-type="float">
            <text:p>52827686</text:p>
          </table:table-cell>
          <table:table-cell table:style-name="ce3" office:value-type="string" calcext:value-type="string">
            <text:p>q32.1</text:p>
          </table:table-cell>
          <table:table-cell table:style-name="ce2" office:value-type="string" calcext:value-type="string">
            <text:p><text:span text:style-name="T1"><text:a xlink:href="http://www.ncbi.nlm.nih.gov/SNP/snp_ref.cgi?type=rs&amp;rs=rs45584633" xlink:type="simple">rs45584633</text:a></text:span></text:p>
          </table:table-cell>
          <table:table-cell table:style-name="ce2" office:value-type="string" calcext:value-type="string">
            <text:p><text:span text:style-name="T1"><text:a xlink:href="http://hapmap.ncbi.nlm.nih.gov/cgi-perl/gbrowse/hapmap28_B36/?name=SNP:rs45584633" xlink:type="simple">rs45584633</text:a></text:span></text:p>
          </table:table-cell>
          <table:table-cell table:number-columns-repeated="101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Seq" table:style-name="ta2">
        <office:forms form:automatic-focus="false" form:apply-design-mode="false"/>
        <table:table-column table:style-name="co1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" table:default-cell-style-name="Default"/>
        <table:table-column table:style-name="co18" table:default-cell-style-name="Default"/>
        <table:table-column table:style-name="co8" table:number-columns-repeated="1010" table:default-cell-style-name="Default"/>
        <table:table-row table:style-name="ro1">
          <table:table-cell table:style-name="ce1" office:value-type="string" calcext:value-type="string">
            <text:p>SNP</text:p>
          </table:table-cell>
          <table:table-cell table:style-name="ce1" office:value-type="string" calcext:value-type="string">
            <text:p>Allele</text:p>
          </table:table-cell>
          <table:table-cell table:style-name="ce1" office:value-type="string" calcext:value-type="string">
            <text:p>Strand</text:p>
          </table:table-cell>
          <table:table-cell table:style-name="ce1" office:value-type="string" calcext:value-type="string">
            <text:p>Gene</text:p>
          </table:table-cell>
          <table:table-cell table:style-name="ce1" office:value-type="string" calcext:value-type="string">
            <text:p>Transcript</text:p>
          </table:table-cell>
          <table:table-cell table:style-name="ce1" office:value-type="string" calcext:value-type="string">
            <text:p>Entrez gene</text:p>
          </table:table-cell>
          <table:table-cell table:style-name="ce1" office:value-type="string" calcext:value-type="string">
            <text:p>Predicted function</text:p>
          </table:table-cell>
          <table:table-cell table:style-name="ce1" office:value-type="string" calcext:value-type="string">
            <text:p>cdna_pos</text:p>
          </table:table-cell>
          <table:table-cell table:style-name="ce1" office:value-type="string" calcext:value-type="string">
            <text:p>cds_pos</text:p>
          </table:table-cell>
          <table:table-cell table:style-name="ce1" office:value-type="string" calcext:value-type="string">
            <text:p>aa_pos</text:p>
          </table:table-cell>
          <table:table-cell table:style-name="ce1" office:value-type="string" calcext:value-type="string">
            <text:p>aa_change</text:p>
          </table:table-cell>
          <table:table-cell table:style-name="ce1" office:value-type="string" calcext:value-type="string">
            <text:p>Detail</text:p>
          </table:table-cell>
          <table:table-cell table:style-name="ce1" office:value-type="string" calcext:value-type="string">
            <text:p>splice_dist</text:p>
          </table:table-cell>
          <table:table-cell table:style-name="ce1" office:value-type="string" calcext:value-type="string">
            <text:p>proteins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<text:a xlink:href="http://www.ncbi.nlm.nih.gov/entrez/query.fcgi?db=gene&amp;cmd=Retrieve&amp;dopt=full_report&amp;list_uids=7139" xlink:type="simple">TNNT2</text:a></text:span></text:p>
          </table:table-cell>
          <table:table-cell table:style-name="ce2" office:value-type="string" calcext:value-type="string">
            <text:p><text:span text:style-name="T1"><text:a xlink:href="http://www.ncbi.nlm.nih.gov/entrez/viewer.fcgi?val=NM_000364&amp;dopt=gb" xlink:type="simple">NM_000364</text:a></text:span></text:p>
          </table:table-cell>
          <table:table-cell table:style-name="ce4" office:value-type="float" office:value="7139" calcext:value-type="float">
            <text:p>7139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264" calcext:value-type="float">
            <text:p>126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<text:a xlink:href="http://www.ncbi.nlm.nih.gov/entrez/query.fcgi?db=gene&amp;cmd=Retrieve&amp;dopt=full_report&amp;list_uids=7139" xlink:type="simple">TNNT2</text:a></text:span></text:p>
          </table:table-cell>
          <table:table-cell table:style-name="ce2" office:value-type="string" calcext:value-type="string">
            <text:p><text:span text:style-name="T1"><text:a xlink:href="http://www.ncbi.nlm.nih.gov/entrez/viewer.fcgi?val=NM_001001430&amp;dopt=gb" xlink:type="simple">NM_001001430</text:a></text:span></text:p>
          </table:table-cell>
          <table:table-cell table:style-name="ce4" office:value-type="float" office:value="7139" calcext:value-type="float">
            <text:p>7139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264" calcext:value-type="float">
            <text:p>126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<text:a xlink:href="http://www.ncbi.nlm.nih.gov/entrez/query.fcgi?db=gene&amp;cmd=Retrieve&amp;dopt=full_report&amp;list_uids=7139" xlink:type="simple">TNNT2</text:a></text:span></text:p>
          </table:table-cell>
          <table:table-cell table:style-name="ce2" office:value-type="string" calcext:value-type="string">
            <text:p><text:span text:style-name="T1"><text:a xlink:href="http://www.ncbi.nlm.nih.gov/entrez/viewer.fcgi?val=NM_001001431&amp;dopt=gb" xlink:type="simple">NM_001001431</text:a></text:span></text:p>
          </table:table-cell>
          <table:table-cell table:style-name="ce4" office:value-type="float" office:value="7139" calcext:value-type="float">
            <text:p>7139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264" calcext:value-type="float">
            <text:p>126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<text:a xlink:href="http://www.ncbi.nlm.nih.gov/entrez/query.fcgi?db=gene&amp;cmd=Retrieve&amp;dopt=full_report&amp;list_uids=7139" xlink:type="simple">TNNT2</text:a></text:span></text:p>
          </table:table-cell>
          <table:table-cell table:style-name="ce2" office:value-type="string" calcext:value-type="string">
            <text:p><text:span text:style-name="T1"><text:a xlink:href="http://www.ncbi.nlm.nih.gov/entrez/viewer.fcgi?val=NM_001001432&amp;dopt=gb" xlink:type="simple">NM_001001432</text:a></text:span></text:p>
          </table:table-cell>
          <table:table-cell table:style-name="ce4" office:value-type="float" office:value="7139" calcext:value-type="float">
            <text:p>7139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264" calcext:value-type="float">
            <text:p>126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<text:a xlink:href="http://www.ncbi.nlm.nih.gov/entrez/query.fcgi?db=gene&amp;cmd=Retrieve&amp;dopt=full_report&amp;list_uids=7139" xlink:type="simple">TNNT2</text:a></text:span></text:p>
          </table:table-cell>
          <table:table-cell table:style-name="ce2" office:value-type="string" calcext:value-type="string">
            <text:p><text:span text:style-name="T1"><text:a xlink:href="http://www.ncbi.nlm.nih.gov/entrez/viewer.fcgi?val=NM_001276345&amp;dopt=gb" xlink:type="simple">NM_001276345</text:a></text:span></text:p>
          </table:table-cell>
          <table:table-cell table:style-name="ce4" office:value-type="float" office:value="7139" calcext:value-type="float">
            <text:p>7139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264" calcext:value-type="float">
            <text:p>126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<text:a xlink:href="http://www.ncbi.nlm.nih.gov/entrez/query.fcgi?db=gene&amp;cmd=Retrieve&amp;dopt=full_report&amp;list_uids=7139" xlink:type="simple">TNNT2</text:a></text:span></text:p>
          </table:table-cell>
          <table:table-cell table:style-name="ce2" office:value-type="string" calcext:value-type="string">
            <text:p><text:span text:style-name="T1"><text:a xlink:href="http://www.ncbi.nlm.nih.gov/entrez/viewer.fcgi?val=NM_001276346&amp;dopt=gb" xlink:type="simple">NM_001276346</text:a></text:span></text:p>
          </table:table-cell>
          <table:table-cell table:style-name="ce4" office:value-type="float" office:value="7139" calcext:value-type="float">
            <text:p>7139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264" calcext:value-type="float">
            <text:p>126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<text:a xlink:href="http://www.ncbi.nlm.nih.gov/entrez/query.fcgi?db=gene&amp;cmd=Retrieve&amp;dopt=full_report&amp;list_uids=7139" xlink:type="simple">TNNT2</text:a></text:span></text:p>
          </table:table-cell>
          <table:table-cell table:style-name="ce2" office:value-type="string" calcext:value-type="string">
            <text:p><text:span text:style-name="T1"><text:a xlink:href="http://www.ncbi.nlm.nih.gov/entrez/viewer.fcgi?val=NM_001276347&amp;dopt=gb" xlink:type="simple">NM_001276347</text:a></text:span></text:p>
          </table:table-cell>
          <table:table-cell table:style-name="ce4" office:value-type="float" office:value="7139" calcext:value-type="float">
            <text:p>7139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264" calcext:value-type="float">
            <text:p>126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51420-201351421" xlink:type="simple">rs2275866</text:a></text:span></text:p>
          </table:table-cell>
          <table:table-cell table:style-name="ce3" office:value-type="string" calcext:value-type="string">
            <text:p>T|A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<text:a xlink:href="http://www.ncbi.nlm.nih.gov/entrez/query.fcgi?db=gene&amp;cmd=Retrieve&amp;dopt=full_report&amp;list_uids=3898" xlink:type="simple">LAD1</text:a></text:span></text:p>
          </table:table-cell>
          <table:table-cell table:style-name="ce2" office:value-type="string" calcext:value-type="string">
            <text:p><text:span text:style-name="T1"><text:a xlink:href="http://www.ncbi.nlm.nih.gov/entrez/viewer.fcgi?val=NM_005558&amp;dopt=gb" xlink:type="simple">NM_005558</text:a></text:span></text:p>
          </table:table-cell>
          <table:table-cell table:style-name="ce5" office:value-type="float" office:value="3898" calcext:value-type="float">
            <text:p>3898</text:p>
          </table:table-cell>
          <table:table-cell table:style-name="ce3" office:value-type="string" calcext:value-type="string">
            <text:p>coding</text:p>
          </table:table-cell>
          <table:table-cell table:style-name="ce3" office:value-type="float" office:value="1742" calcext:value-type="float">
            <text:p>1742</text:p>
          </table:table-cell>
          <table:table-cell table:style-name="ce3" office:value-type="float" office:value="1507" calcext:value-type="float">
            <text:p>1507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string" calcext:value-type="string">
            <text:p>T&gt;S</text:p>
          </table:table-cell>
          <table:table-cell table:style-name="ce3" office:value-type="string" calcext:value-type="string">
            <text:p>nonsyn</text:p>
          </table:table-cell>
          <table:table-cell/>
          <table:table-cell table:style-name="ce3" office:value-type="string" calcext:value-type="string">
            <text:p>MAVSRKDWSALSSLARQRTLEDEEEQERERRRRHRNLSSTTDDEAPRLSQNGDRQASASERLPSVEEAEVPKPLPPASKDEDEDIQSILRTRQERRQRRQVVEAAQAPIQERLEAEEGRNSLSPVQATQKPLVSKKELEIPPRRRLSREQRGPWALEEESLVGREPEERKKGVPEKSPVLEKSSMPKKTAPEKSLVSDKTSISEKVLASEKTSLSEKIAVSEKRNSSEKKSVLEKTSVSEKSLAPGMALGSGRRLVSEKASIFEKALASEKSPTADAKPAPKRATASEQPLAQEPPASGGSPATTKEQRGRALPGKNLPSLAKQGASDPPTVASRLPPVTLQVKIPSKEEEADMSSPTQRTYSSSLKRSSPRTISFRMKPKKENSETTLTRSASMKLPDNTVKLGEKLERYHTAIRRSESVKSRGLPCTELFVAPVGVASKRHLFEKELAGQSRAEPASSRKENLRLSGVVTSRLNLWISRTQESGDQDPQEAQKASSATERTQWGQKSDSSLDAEV*|MAVSRKDWSALSSLARQRTLEDEEEQERERRRRHRNLSSTTDDEAPRLSQNGDRQASASERLPSVEEAEVPKPLPPASKDEDEDIQSILRTRQERRQRRQVVEAAQAPIQERLEAEEGRNSLSPVQATQKPLVSKKELEIPPRRRLSREQRGPWALEEESLVGREPEERKKGVPEKSPVLEKSSMPKKTAPEKSLVSDKTSISEKVLASEKTSLSEKIAVSEKRNSSEKKSVLEKTSVSEKSLAPGMALGSGRRLVSEKASIFEKALASEKSPTADAKPAPKRATASEQPLAQEPPASGGSPATTKEQRGRALPGKNLPSLAKQGASDPPTVASRLPPVTLQVKIPSKEEEADMSSPTQRTYSSSLKRSSPRTISFRMKPKKENSETTLTRSASMKLPDNTVKLGEKLERYHTAIRRSESVKSRGLPCTELFVAPVGVASKRHLFEKELAGQSRAEPASSRKENLRLSGVVTSRLNLWISRTQESGDQDPQEAQKASSATERSQWGQKSDSSLDAEV*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" office:value-type="string" calcext:value-type="string">
            <text:p>C|G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<text:a xlink:href="http://www.ncbi.nlm.nih.gov/entrez/query.fcgi?db=gene&amp;cmd=Retrieve&amp;dopt=full_report&amp;list_uids=7139" xlink:type="simple">TNNT2</text:a></text:span></text:p>
          </table:table-cell>
          <table:table-cell table:style-name="ce2" office:value-type="string" calcext:value-type="string">
            <text:p><text:span text:style-name="T1"><text:a xlink:href="http://www.ncbi.nlm.nih.gov/entrez/viewer.fcgi?val=NM_000364&amp;dopt=gb" xlink:type="simple">NM_000364</text:a></text:span></text:p>
          </table:table-cell>
          <table:table-cell table:style-name="ce4" office:value-type="float" office:value="7139" calcext:value-type="float">
            <text:p>7139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719" calcext:value-type="float">
            <text:p>71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" office:value-type="string" calcext:value-type="string">
            <text:p>C|G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<text:a xlink:href="http://www.ncbi.nlm.nih.gov/entrez/query.fcgi?db=gene&amp;cmd=Retrieve&amp;dopt=full_report&amp;list_uids=7139" xlink:type="simple">TNNT2</text:a></text:span></text:p>
          </table:table-cell>
          <table:table-cell table:style-name="ce2" office:value-type="string" calcext:value-type="string">
            <text:p><text:span text:style-name="T1"><text:a xlink:href="http://www.ncbi.nlm.nih.gov/entrez/viewer.fcgi?val=NM_001001430&amp;dopt=gb" xlink:type="simple">NM_001001430</text:a></text:span></text:p>
          </table:table-cell>
          <table:table-cell table:style-name="ce4" office:value-type="float" office:value="7139" calcext:value-type="float">
            <text:p>7139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719" calcext:value-type="float">
            <text:p>71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" office:value-type="string" calcext:value-type="string">
            <text:p>C|G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<text:a xlink:href="http://www.ncbi.nlm.nih.gov/entrez/query.fcgi?db=gene&amp;cmd=Retrieve&amp;dopt=full_report&amp;list_uids=7139" xlink:type="simple">TNNT2</text:a></text:span></text:p>
          </table:table-cell>
          <table:table-cell table:style-name="ce2" office:value-type="string" calcext:value-type="string">
            <text:p><text:span text:style-name="T1"><text:a xlink:href="http://www.ncbi.nlm.nih.gov/entrez/viewer.fcgi?val=NM_001001431&amp;dopt=gb" xlink:type="simple">NM_001001431</text:a></text:span></text:p>
          </table:table-cell>
          <table:table-cell table:style-name="ce4" office:value-type="float" office:value="7139" calcext:value-type="float">
            <text:p>7139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719" calcext:value-type="float">
            <text:p>71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" office:value-type="string" calcext:value-type="string">
            <text:p>C|G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<text:a xlink:href="http://www.ncbi.nlm.nih.gov/entrez/query.fcgi?db=gene&amp;cmd=Retrieve&amp;dopt=full_report&amp;list_uids=7139" xlink:type="simple">TNNT2</text:a></text:span></text:p>
          </table:table-cell>
          <table:table-cell table:style-name="ce2" office:value-type="string" calcext:value-type="string">
            <text:p><text:span text:style-name="T1"><text:a xlink:href="http://www.ncbi.nlm.nih.gov/entrez/viewer.fcgi?val=NM_001001432&amp;dopt=gb" xlink:type="simple">NM_001001432</text:a></text:span></text:p>
          </table:table-cell>
          <table:table-cell table:style-name="ce4" office:value-type="float" office:value="7139" calcext:value-type="float">
            <text:p>7139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719" calcext:value-type="float">
            <text:p>71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" office:value-type="string" calcext:value-type="string">
            <text:p>C|G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<text:a xlink:href="http://www.ncbi.nlm.nih.gov/entrez/query.fcgi?db=gene&amp;cmd=Retrieve&amp;dopt=full_report&amp;list_uids=7139" xlink:type="simple">TNNT2</text:a></text:span></text:p>
          </table:table-cell>
          <table:table-cell table:style-name="ce2" office:value-type="string" calcext:value-type="string">
            <text:p><text:span text:style-name="T1"><text:a xlink:href="http://www.ncbi.nlm.nih.gov/entrez/viewer.fcgi?val=NM_001276345&amp;dopt=gb" xlink:type="simple">NM_001276345</text:a></text:span></text:p>
          </table:table-cell>
          <table:table-cell table:style-name="ce4" office:value-type="float" office:value="7139" calcext:value-type="float">
            <text:p>7139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719" calcext:value-type="float">
            <text:p>71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" office:value-type="string" calcext:value-type="string">
            <text:p>C|G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<text:a xlink:href="http://www.ncbi.nlm.nih.gov/entrez/query.fcgi?db=gene&amp;cmd=Retrieve&amp;dopt=full_report&amp;list_uids=7139" xlink:type="simple">TNNT2</text:a></text:span></text:p>
          </table:table-cell>
          <table:table-cell table:style-name="ce2" office:value-type="string" calcext:value-type="string">
            <text:p><text:span text:style-name="T1"><text:a xlink:href="http://www.ncbi.nlm.nih.gov/entrez/viewer.fcgi?val=NM_001276346&amp;dopt=gb" xlink:type="simple">NM_001276346</text:a></text:span></text:p>
          </table:table-cell>
          <table:table-cell table:style-name="ce4" office:value-type="float" office:value="7139" calcext:value-type="float">
            <text:p>7139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719" calcext:value-type="float">
            <text:p>71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" office:value-type="string" calcext:value-type="string">
            <text:p>C|G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<text:a xlink:href="http://www.ncbi.nlm.nih.gov/entrez/query.fcgi?db=gene&amp;cmd=Retrieve&amp;dopt=full_report&amp;list_uids=7139" xlink:type="simple">TNNT2</text:a></text:span></text:p>
          </table:table-cell>
          <table:table-cell table:style-name="ce2" office:value-type="string" calcext:value-type="string">
            <text:p><text:span text:style-name="T1"><text:a xlink:href="http://www.ncbi.nlm.nih.gov/entrez/viewer.fcgi?val=NM_001276347&amp;dopt=gb" xlink:type="simple">NM_001276347</text:a></text:span></text:p>
          </table:table-cell>
          <table:table-cell table:style-name="ce4" office:value-type="float" office:value="7139" calcext:value-type="float">
            <text:p>7139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586" calcext:value-type="float">
            <text:p>58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<text:a xlink:href="http://www.ncbi.nlm.nih.gov/entrez/query.fcgi?db=gene&amp;cmd=Retrieve&amp;dopt=full_report&amp;list_uids=7139" xlink:type="simple">TNNT2</text:a></text:span></text:p>
          </table:table-cell>
          <table:table-cell table:style-name="ce2" office:value-type="string" calcext:value-type="string">
            <text:p><text:span text:style-name="T1"><text:a xlink:href="http://www.ncbi.nlm.nih.gov/entrez/viewer.fcgi?val=NM_000364&amp;dopt=gb" xlink:type="simple">NM_000364</text:a></text:span></text:p>
          </table:table-cell>
          <table:table-cell table:style-name="ce4" office:value-type="float" office:value="7139" calcext:value-type="float">
            <text:p>7139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71" calcext:value-type="float">
            <text:p>7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<text:a xlink:href="http://www.ncbi.nlm.nih.gov/entrez/query.fcgi?db=gene&amp;cmd=Retrieve&amp;dopt=full_report&amp;list_uids=7139" xlink:type="simple">TNNT2</text:a></text:span></text:p>
          </table:table-cell>
          <table:table-cell table:style-name="ce2" office:value-type="string" calcext:value-type="string">
            <text:p><text:span text:style-name="T1"><text:a xlink:href="http://www.ncbi.nlm.nih.gov/entrez/viewer.fcgi?val=NM_001001430&amp;dopt=gb" xlink:type="simple">NM_001001430</text:a></text:span></text:p>
          </table:table-cell>
          <table:table-cell table:style-name="ce4" office:value-type="float" office:value="7139" calcext:value-type="float">
            <text:p>7139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689" calcext:value-type="float">
            <text:p>168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<text:a xlink:href="http://www.ncbi.nlm.nih.gov/entrez/query.fcgi?db=gene&amp;cmd=Retrieve&amp;dopt=full_report&amp;list_uids=7139" xlink:type="simple">TNNT2</text:a></text:span></text:p>
          </table:table-cell>
          <table:table-cell table:style-name="ce2" office:value-type="string" calcext:value-type="string">
            <text:p><text:span text:style-name="T1"><text:a xlink:href="http://www.ncbi.nlm.nih.gov/entrez/viewer.fcgi?val=NM_001001431&amp;dopt=gb" xlink:type="simple">NM_001001431</text:a></text:span></text:p>
          </table:table-cell>
          <table:table-cell table:style-name="ce4" office:value-type="float" office:value="7139" calcext:value-type="float">
            <text:p>7139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689" calcext:value-type="float">
            <text:p>168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<text:a xlink:href="http://www.ncbi.nlm.nih.gov/entrez/query.fcgi?db=gene&amp;cmd=Retrieve&amp;dopt=full_report&amp;list_uids=7139" xlink:type="simple">TNNT2</text:a></text:span></text:p>
          </table:table-cell>
          <table:table-cell table:style-name="ce2" office:value-type="string" calcext:value-type="string">
            <text:p><text:span text:style-name="T1"><text:a xlink:href="http://www.ncbi.nlm.nih.gov/entrez/viewer.fcgi?val=NM_001001432&amp;dopt=gb" xlink:type="simple">NM_001001432</text:a></text:span></text:p>
          </table:table-cell>
          <table:table-cell table:style-name="ce4" office:value-type="float" office:value="7139" calcext:value-type="float">
            <text:p>7139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574" calcext:value-type="float">
            <text:p>57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<text:a xlink:href="http://www.ncbi.nlm.nih.gov/entrez/query.fcgi?db=gene&amp;cmd=Retrieve&amp;dopt=full_report&amp;list_uids=7139" xlink:type="simple">TNNT2</text:a></text:span></text:p>
          </table:table-cell>
          <table:table-cell table:style-name="ce2" office:value-type="string" calcext:value-type="string">
            <text:p><text:span text:style-name="T1"><text:a xlink:href="http://www.ncbi.nlm.nih.gov/entrez/viewer.fcgi?val=NM_001276345&amp;dopt=gb" xlink:type="simple">NM_001276345</text:a></text:span></text:p>
          </table:table-cell>
          <table:table-cell table:style-name="ce4" office:value-type="float" office:value="7139" calcext:value-type="float">
            <text:p>7139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71" calcext:value-type="float">
            <text:p>7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<text:a xlink:href="http://www.ncbi.nlm.nih.gov/entrez/query.fcgi?db=gene&amp;cmd=Retrieve&amp;dopt=full_report&amp;list_uids=7139" xlink:type="simple">TNNT2</text:a></text:span></text:p>
          </table:table-cell>
          <table:table-cell table:style-name="ce2" office:value-type="string" calcext:value-type="string">
            <text:p><text:span text:style-name="T1"><text:a xlink:href="http://www.ncbi.nlm.nih.gov/entrez/viewer.fcgi?val=NM_001276346&amp;dopt=gb" xlink:type="simple">NM_001276346</text:a></text:span></text:p>
          </table:table-cell>
          <table:table-cell table:style-name="ce4" office:value-type="float" office:value="7139" calcext:value-type="float">
            <text:p>7139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71" calcext:value-type="float">
            <text:p>7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<text:a xlink:href="http://www.ncbi.nlm.nih.gov/entrez/query.fcgi?db=gene&amp;cmd=Retrieve&amp;dopt=full_report&amp;list_uids=7139" xlink:type="simple">TNNT2</text:a></text:span></text:p>
          </table:table-cell>
          <table:table-cell table:style-name="ce2" office:value-type="string" calcext:value-type="string">
            <text:p><text:span text:style-name="T1"><text:a xlink:href="http://www.ncbi.nlm.nih.gov/entrez/viewer.fcgi?val=NM_001276347&amp;dopt=gb" xlink:type="simple">NM_001276347</text:a></text:span></text:p>
          </table:table-cell>
          <table:table-cell table:style-name="ce4" office:value-type="float" office:value="7139" calcext:value-type="float">
            <text:p>7139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689" calcext:value-type="float">
            <text:p>1689</text:p>
          </table:table-cell>
          <table:table-cell table:number-columns-repeated="101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sembl" table:style-name="ta3">
        <office:forms form:automatic-focus="false" form:apply-design-mode="false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" table:default-cell-style-name="Default"/>
        <table:table-column table:style-name="co21" table:default-cell-style-name="Default"/>
        <table:table-column table:style-name="co8" table:number-columns-repeated="1010" table:default-cell-style-name="Default"/>
        <table:table-row table:style-name="ro1">
          <table:table-cell table:style-name="ce1" office:value-type="string" calcext:value-type="string">
            <text:p>SNP</text:p>
          </table:table-cell>
          <table:table-cell table:style-name="ce1" office:value-type="string" calcext:value-type="string">
            <text:p>Allele</text:p>
          </table:table-cell>
          <table:table-cell table:style-name="ce1" office:value-type="string" calcext:value-type="string">
            <text:p>Strand</text:p>
          </table:table-cell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Gene</text:p>
          </table:table-cell>
          <table:table-cell table:style-name="ce1" office:value-type="string" calcext:value-type="string">
            <text:p>Transcript</text:p>
          </table:table-cell>
          <table:table-cell table:style-name="ce1" office:value-type="string" calcext:value-type="string">
            <text:p>Predicted function</text:p>
          </table:table-cell>
          <table:table-cell table:style-name="ce1" office:value-type="string" calcext:value-type="string">
            <text:p>cdna_pos</text:p>
          </table:table-cell>
          <table:table-cell table:style-name="ce1" office:value-type="string" calcext:value-type="string">
            <text:p>cds_pos</text:p>
          </table:table-cell>
          <table:table-cell table:style-name="ce1" office:value-type="string" calcext:value-type="string">
            <text:p>aa_pos</text:p>
          </table:table-cell>
          <table:table-cell table:style-name="ce1" office:value-type="string" calcext:value-type="string">
            <text:p>aa_change</text:p>
          </table:table-cell>
          <table:table-cell table:style-name="ce1" office:value-type="string" calcext:value-type="string">
            <text:p>Detail</text:p>
          </table:table-cell>
          <table:table-cell table:style-name="ce1" office:value-type="string" calcext:value-type="string">
            <text:p>splice_dist</text:p>
          </table:table-cell>
          <table:table-cell table:style-name="ce1" office:value-type="string" calcext:value-type="string">
            <text:p>proteins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367318" xlink:type="simple">ENST00000367318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264" calcext:value-type="float">
            <text:p>126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" office:value-type="string" calcext:value-type="string">
            <text:p>C|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367318" xlink:type="simple">ENST00000367318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719" calcext:value-type="float">
            <text:p>71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367318" xlink:type="simple">ENST00000367318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689" calcext:value-type="float">
            <text:p>168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367322" xlink:type="simple">ENST00000367322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264" calcext:value-type="float">
            <text:p>126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" office:value-type="string" calcext:value-type="string">
            <text:p>C|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367322" xlink:type="simple">ENST00000367322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719" calcext:value-type="float">
            <text:p>71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367322" xlink:type="simple">ENST00000367322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689" calcext:value-type="float">
            <text:p>168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491504" xlink:type="simple">ENST00000491504</text:a></text:span></text:p>
          </table:table-cell>
          <table:table-cell table:style-name="ce3" office:value-type="string" calcext:value-type="string">
            <text:p>non-coding intronic</text:p>
          </table:table-cell>
          <table:table-cell table:number-columns-repeated="5"/>
          <table:table-cell table:style-name="ce3" office:value-type="float" office:value="1264" calcext:value-type="float">
            <text:p>126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" office:value-type="string" calcext:value-type="string">
            <text:p>C|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491504" xlink:type="simple">ENST00000491504</text:a></text:span></text:p>
          </table:table-cell>
          <table:table-cell table:style-name="ce3" office:value-type="string" calcext:value-type="string">
            <text:p>non-coding intronic</text:p>
          </table:table-cell>
          <table:table-cell table:number-columns-repeated="5"/>
          <table:table-cell table:style-name="ce3" office:value-type="float" office:value="719" calcext:value-type="float">
            <text:p>71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491504" xlink:type="simple">ENST00000491504</text:a></text:span></text:p>
          </table:table-cell>
          <table:table-cell table:style-name="ce3" office:value-type="string" calcext:value-type="string">
            <text:p>non-coding intronic</text:p>
          </table:table-cell>
          <table:table-cell table:number-columns-repeated="5"/>
          <table:table-cell table:style-name="ce3" office:value-type="float" office:value="1689" calcext:value-type="float">
            <text:p>168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367320" xlink:type="simple">ENST00000367320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264" calcext:value-type="float">
            <text:p>126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" office:value-type="string" calcext:value-type="string">
            <text:p>C|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367320" xlink:type="simple">ENST00000367320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719" calcext:value-type="float">
            <text:p>71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367320" xlink:type="simple">ENST00000367320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71" calcext:value-type="float">
            <text:p>7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509001" xlink:type="simple">ENST00000509001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264" calcext:value-type="float">
            <text:p>126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" office:value-type="string" calcext:value-type="string">
            <text:p>C|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509001" xlink:type="simple">ENST00000509001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586" calcext:value-type="float">
            <text:p>58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509001" xlink:type="simple">ENST00000509001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689" calcext:value-type="float">
            <text:p>168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438742" xlink:type="simple">ENST00000438742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264" calcext:value-type="float">
            <text:p>126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" office:value-type="string" calcext:value-type="string">
            <text:p>C|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438742" xlink:type="simple">ENST00000438742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719" calcext:value-type="float">
            <text:p>71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438742" xlink:type="simple">ENST00000438742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689" calcext:value-type="float">
            <text:p>168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" office:value-type="string" calcext:value-type="string">
            <text:p>C|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466570" xlink:type="simple">ENST00000466570</text:a></text:span></text:p>
          </table:table-cell>
          <table:table-cell table:style-name="ce3" office:value-type="string" calcext:value-type="string">
            <text:p>5upstrea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466570" xlink:type="simple">ENST00000466570</text:a></text:span></text:p>
          </table:table-cell>
          <table:table-cell table:style-name="ce3" office:value-type="string" calcext:value-type="string">
            <text:p>non-coding intronic</text:p>
          </table:table-cell>
          <table:table-cell table:number-columns-repeated="5"/>
          <table:table-cell table:style-name="ce3" office:value-type="float" office:value="1689" calcext:value-type="float">
            <text:p>168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455702" xlink:type="simple">ENST00000455702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264" calcext:value-type="float">
            <text:p>126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" office:value-type="string" calcext:value-type="string">
            <text:p>C|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455702" xlink:type="simple">ENST00000455702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719" calcext:value-type="float">
            <text:p>71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455702" xlink:type="simple">ENST00000455702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71" calcext:value-type="float">
            <text:p>7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422165" xlink:type="simple">ENST00000422165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264" calcext:value-type="float">
            <text:p>126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" office:value-type="string" calcext:value-type="string">
            <text:p>C|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422165" xlink:type="simple">ENST00000422165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719" calcext:value-type="float">
            <text:p>71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422165" xlink:type="simple">ENST00000422165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71" calcext:value-type="float">
            <text:p>7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412633" xlink:type="simple">ENST00000412633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264" calcext:value-type="float">
            <text:p>126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" office:value-type="string" calcext:value-type="string">
            <text:p>C|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412633" xlink:type="simple">ENST00000412633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719" calcext:value-type="float">
            <text:p>71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412633" xlink:type="simple">ENST00000412633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689" calcext:value-type="float">
            <text:p>168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445079" xlink:type="simple">ENST00000445079</text:a></text:span></text:p>
          </table:table-cell>
          <table:table-cell table:style-name="ce3" office:value-type="string" calcext:value-type="string">
            <text:p>5upstrea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" office:value-type="string" calcext:value-type="string">
            <text:p>C|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475686" xlink:type="simple">ENST00000475686</text:a></text:span></text:p>
          </table:table-cell>
          <table:table-cell table:style-name="ce3" office:value-type="string" calcext:value-type="string">
            <text:p>5upstrea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475686" xlink:type="simple">ENST00000475686</text:a></text:span></text:p>
          </table:table-cell>
          <table:table-cell table:style-name="ce3" office:value-type="string" calcext:value-type="string">
            <text:p>non-coding intronic</text:p>
          </table:table-cell>
          <table:table-cell table:number-columns-repeated="5"/>
          <table:table-cell table:style-name="ce3" office:value-type="float" office:value="1689" calcext:value-type="float">
            <text:p>168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494095" xlink:type="simple">ENST00000494095</text:a></text:span></text:p>
          </table:table-cell>
          <table:table-cell table:style-name="ce3" office:value-type="string" calcext:value-type="string">
            <text:p>5upstrea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" office:value-type="string" calcext:value-type="string">
            <text:p>C|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494095" xlink:type="simple">ENST00000494095</text:a></text:span></text:p>
          </table:table-cell>
          <table:table-cell table:style-name="ce3" office:value-type="string" calcext:value-type="string">
            <text:p>non-coding</text:p>
          </table:table-cell>
          <table:table-cell table:style-name="ce3" office:value-type="float" office:value="1382" calcext:value-type="float">
            <text:p>138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494095" xlink:type="simple">ENST00000494095</text:a></text:span></text:p>
          </table:table-cell>
          <table:table-cell table:style-name="ce3" office:value-type="string" calcext:value-type="string">
            <text:p>non-coding intronic</text:p>
          </table:table-cell>
          <table:table-cell table:number-columns-repeated="5"/>
          <table:table-cell table:style-name="ce3" office:value-type="float" office:value="1689" calcext:value-type="float">
            <text:p>168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472177" xlink:type="simple">ENST00000472177</text:a></text:span></text:p>
          </table:table-cell>
          <table:table-cell table:style-name="ce3" office:value-type="string" calcext:value-type="string">
            <text:p>non-coding intronic</text:p>
          </table:table-cell>
          <table:table-cell table:number-columns-repeated="5"/>
          <table:table-cell table:style-name="ce3" office:value-type="float" office:value="1264" calcext:value-type="float">
            <text:p>126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" office:value-type="string" calcext:value-type="string">
            <text:p>C|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472177" xlink:type="simple">ENST00000472177</text:a></text:span></text:p>
          </table:table-cell>
          <table:table-cell table:style-name="ce3" office:value-type="string" calcext:value-type="string">
            <text:p>non-coding intronic</text:p>
          </table:table-cell>
          <table:table-cell table:number-columns-repeated="5"/>
          <table:table-cell table:style-name="ce3" office:value-type="float" office:value="719" calcext:value-type="float">
            <text:p>71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472177" xlink:type="simple">ENST00000472177</text:a></text:span></text:p>
          </table:table-cell>
          <table:table-cell table:style-name="ce3" office:value-type="string" calcext:value-type="string">
            <text:p>non-coding intronic</text:p>
          </table:table-cell>
          <table:table-cell table:number-columns-repeated="5"/>
          <table:table-cell table:style-name="ce3" office:value-type="float" office:value="1689" calcext:value-type="float">
            <text:p>168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458432" xlink:type="simple">ENST00000458432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264" calcext:value-type="float">
            <text:p>126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" office:value-type="string" calcext:value-type="string">
            <text:p>C|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458432" xlink:type="simple">ENST00000458432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719" calcext:value-type="float">
            <text:p>71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458432" xlink:type="simple">ENST00000458432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71" calcext:value-type="float">
            <text:p>7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421663" xlink:type="simple">ENST00000421663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264" calcext:value-type="float">
            <text:p>126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" office:value-type="string" calcext:value-type="string">
            <text:p>C|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421663" xlink:type="simple">ENST00000421663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719" calcext:value-type="float">
            <text:p>71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421663" xlink:type="simple">ENST00000421663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689" calcext:value-type="float">
            <text:p>168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" office:value-type="string" calcext:value-type="string">
            <text:p>C|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236918" xlink:type="simple">ENST00000236918</text:a></text:span></text:p>
          </table:table-cell>
          <table:table-cell table:style-name="ce3" office:value-type="string" calcext:value-type="string">
            <text:p>5upstrea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236918" xlink:type="simple">ENST00000236918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70" calcext:value-type="float">
            <text:p>7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" office:value-type="string" calcext:value-type="string">
            <text:p>C|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367317" xlink:type="simple">ENST00000367317</text:a></text:span></text:p>
          </table:table-cell>
          <table:table-cell table:style-name="ce3" office:value-type="string" calcext:value-type="string">
            <text:p>5upstrea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367317" xlink:type="simple">ENST00000367317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689" calcext:value-type="float">
            <text:p>168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" office:value-type="string" calcext:value-type="string">
            <text:p>C|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367315" xlink:type="simple">ENST00000367315</text:a></text:span></text:p>
          </table:table-cell>
          <table:table-cell table:style-name="ce3" office:value-type="string" calcext:value-type="string">
            <text:p>5upstrea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367315" xlink:type="simple">ENST00000367315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689" calcext:value-type="float">
            <text:p>168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" office:value-type="string" calcext:value-type="string">
            <text:p>C|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360372" xlink:type="simple">ENST00000360372</text:a></text:span></text:p>
          </table:table-cell>
          <table:table-cell table:style-name="ce3" office:value-type="string" calcext:value-type="string">
            <text:p>5upstrea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18194" xlink:type="simple">ENSG00000118194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360372" xlink:type="simple">ENST00000360372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488" calcext:value-type="float">
            <text:p>148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AD1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59166" xlink:type="simple">ENSG00000159166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503578" xlink:type="simple">ENST00000503578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264" calcext:value-type="float">
            <text:p>126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51420-201351421" xlink:type="simple">rs2275866</text:a></text:span></text:p>
          </table:table-cell>
          <table:table-cell table:style-name="ce3" office:value-type="string" calcext:value-type="string">
            <text:p>T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AD1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59166" xlink:type="simple">ENSG00000159166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503578" xlink:type="simple">ENST00000503578</text:a></text:span></text:p>
          </table:table-cell>
          <table:table-cell table:style-name="ce3" office:value-type="string" calcext:value-type="string">
            <text:p>coding</text:p>
          </table:table-cell>
          <table:table-cell table:number-columns-repeated="2" table:style-name="ce3" office:value-type="float" office:value="460" calcext:value-type="float">
            <text:p>460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string" calcext:value-type="string">
            <text:p>T&gt;S</text:p>
          </table:table-cell>
          <table:table-cell table:style-name="ce3" office:value-type="string" calcext:value-type="string">
            <text:p>nonsyn</text:p>
          </table:table-cell>
          <table:table-cell/>
          <table:table-cell table:style-name="ce3" office:value-type="string" calcext:value-type="string">
            <text:p>EEADMSSPTQRTYSSSLKRSSPRTISFRMKPKKENSETTLTRSASMKLPDNTVKLGEKLERYHTAIRRSESVKSRGLPCTELFVAPVGVASKRHLFEKELAGQSRAEPASSRKENLRLSGVVTSRLNLWISRTQESGDQDPQEAQKASSATERTQWGQKSDSSLDAESPLRLSRRLQDLSAAAVLRESRDHV*|EEADMSSPTQRTYSSSLKRSSPRTISFRMKPKKENSETTLTRSASMKLPDNTVKLGEKLERYHTAIRRSESVKSRGLPCTELFVAPVGVASKRHLFEKELAGQSRAEPASSRKENLRLSGVVTSRLNLWISRTQESGDQDPQEAQKASSATERSQWGQKSDSSLDAESPLRLSRRLQDLSAAAVLRESRDHV*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" office:value-type="string" calcext:value-type="string">
            <text:p>C|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AD1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59166" xlink:type="simple">ENSG00000159166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503578" xlink:type="simple">ENST00000503578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719" calcext:value-type="float">
            <text:p>71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51420-201351421" xlink:type="simple">rs2275866</text:a></text:span></text:p>
          </table:table-cell>
          <table:table-cell table:style-name="ce3" office:value-type="string" calcext:value-type="string">
            <text:p>T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AD1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59166" xlink:type="simple">ENSG00000159166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391967" xlink:type="simple">ENST00000391967</text:a></text:span></text:p>
          </table:table-cell>
          <table:table-cell table:style-name="ce3" office:value-type="string" calcext:value-type="string">
            <text:p>coding</text:p>
          </table:table-cell>
          <table:table-cell table:style-name="ce3" office:value-type="float" office:value="1809" calcext:value-type="float">
            <text:p>1809</text:p>
          </table:table-cell>
          <table:table-cell table:style-name="ce3" office:value-type="float" office:value="1507" calcext:value-type="float">
            <text:p>1507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string" calcext:value-type="string">
            <text:p>T&gt;S</text:p>
          </table:table-cell>
          <table:table-cell table:style-name="ce3" office:value-type="string" calcext:value-type="string">
            <text:p>nonsyn</text:p>
          </table:table-cell>
          <table:table-cell/>
          <table:table-cell table:style-name="ce3" office:value-type="string" calcext:value-type="string">
            <text:p>MAVSRKDWSALSSLARQRTLEDEEEQERERRRRHRNLSSTTDDEAPRLSQNGDRQASASERLPSVEEAEVPKPLPPASKDEDEDIQSILRTRQERRQRRQVVEAAQAPIQERLEAEEGRNSLSPVQATQKPLVSKKELEIPPRRRLSREQRGPWALEEESLVGREPEERKKGVPEKSPVLEKSSMPKKTAPEKSLVSDKTSISEKVLASEKTSLSEKIAVSEKRNSSEKKSVLEKTSVSEKSLAPGMALGSGRRLVSEKASIFEKALASEKSPTADAKPAPKRATASEQPLAQEPPASGGSPATTKEQRGRALPGKNLPSLAKQGASDPPTVASRLPPVTLQVKIPSKEEEADMSSPTQRTYSSSLKRSSPRTISFRMKPKKENSETTLTRSASMKLPDNTVKLGEKLERYHTAIRRSESVKSRGLPCTELFVAPVGVASKRHLFEKELAGQSRAEPASSRKENLRLSGVVTSRLNLWISRTQESGDQDPQEAQKASSATERTQWGQKSDSSLDAEV*|MAVSRKDWSALSSLARQRTLEDEEEQERERRRRHRNLSSTTDDEAPRLSQNGDRQASASERLPSVEEAEVPKPLPPASKDEDEDIQSILRTRQERRQRRQVVEAAQAPIQERLEAEEGRNSLSPVQATQKPLVSKKELEIPPRRRLSREQRGPWALEEESLVGREPEERKKGVPEKSPVLEKSSMPKKTAPEKSLVSDKTSISEKVLASEKTSLSEKIAVSEKRNSSEKKSVLEKTSVSEKSLAPGMALGSGRRLVSEKASIFEKALASEKSPTADAKPAPKRATASEQPLAQEPPASGGSPATTKEQRGRALPGKNLPSLAKQGASDPPTVASRLPPVTLQVKIPSKEEEADMSSPTQRTYSSSLKRSSPRTISFRMKPKKENSETTLTRSASMKLPDNTVKLGEKLERYHTAIRRSESVKSRGLPCTELFVAPVGVASKRHLFEKELAGQSRAEPASSRKENLRLSGVVTSRLNLWISRTQESGDQDPQEAQKASSATERSQWGQKSDSSLDAEV*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51420-201351421" xlink:type="simple">rs2275866</text:a></text:span></text:p>
          </table:table-cell>
          <table:table-cell table:style-name="ce3" office:value-type="string" calcext:value-type="string">
            <text:p>T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AD1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59166" xlink:type="simple">ENSG00000159166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367313" xlink:type="simple">ENST00000367313</text:a></text:span></text:p>
          </table:table-cell>
          <table:table-cell table:style-name="ce3" office:value-type="string" calcext:value-type="string">
            <text:p>coding</text:p>
          </table:table-cell>
          <table:table-cell table:style-name="ce3" office:value-type="float" office:value="1608" calcext:value-type="float">
            <text:p>1608</text:p>
          </table:table-cell>
          <table:table-cell table:style-name="ce3" office:value-type="float" office:value="1549" calcext:value-type="float">
            <text:p>1549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string" calcext:value-type="string">
            <text:p>T&gt;S</text:p>
          </table:table-cell>
          <table:table-cell table:style-name="ce3" office:value-type="string" calcext:value-type="string">
            <text:p>nonsyn</text:p>
          </table:table-cell>
          <table:table-cell/>
          <table:table-cell table:style-name="ce3" office:value-type="string" calcext:value-type="string">
            <text:p>MRLCLGRPHPRGHSRVGKSERGRGARGLARQRTLEDEEEQERERRRRHRNLSSTTDDEAPRLSQNGDRQASASERLPSVEEAEVPKPLPPASKDEDEDIQSILRTRQERRQRRQVVEAAQAPIQERLEAEEGRNSLSPVQATQKPLVSKKELEIPPRRRLSREQRGPWALEEESLVGREPEERKKGVPEKSPVLEKSSMPKKTAPEKSLVSDKTSISEKVLASEKTSLSEKIAVSEKRNSSEKKSVLEKTSVSEKSLAPGMALGSGRRLVSEKASIFEKALASEKSPTADAKPAPKRATASEQPLAQEPPASGGSPATTKEQRGRALPGKNLPSLAKQGASDPPTVASRLPPVTLQVKIPSKEEEADMSSPTQRTYSSSLKRSSPRTISFRMKPKKENSETTLTRSASMKLPDNTVKLGEKLERYHTAIRRSESVKSRGLPCTELFVAPVGVASKRHLFEKELAGQSRAEPASSRKENLRLSGVVTSRLNLWISRTQESGDQDPQEAQKASSATERTQWGQKSDSSLDAEV*|MRLCLGRPHPRGHSRVGKSERGRGARGLARQRTLEDEEEQERERRRRHRNLSSTTDDEAPRLSQNGDRQASASERLPSVEEAEVPKPLPPASKDEDEDIQSILRTRQERRQRRQVVEAAQAPIQERLEAEEGRNSLSPVQATQKPLVSKKELEIPPRRRLSREQRGPWALEEESLVGREPEERKKGVPEKSPVLEKSSMPKKTAPEKSLVSDKTSISEKVLASEKTSLSEKIAVSEKRNSSEKKSVLEKTSVSEKSLAPGMALGSGRRLVSEKASIFEKALASEKSPTADAKPAPKRATASEQPLAQEPPASGGSPATTKEQRGRALPGKNLPSLAKQGASDPPTVASRLPPVTLQVKIPSKEEEADMSSPTQRTYSSSLKRSSPRTISFRMKPKKENSETTLTRSASMKLPDNTVKLGEKLERYHTAIRRSESVKSRGLPCTELFVAPVGVASKRHLFEKELAGQSRAEPASSRKENLRLSGVVTSRLNLWISRTQESGDQDPQEAQKASSATERSQWGQKSDSSLDAEV*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51420-201351421" xlink:type="simple">rs2275866</text:a></text:span></text:p>
          </table:table-cell>
          <table:table-cell table:style-name="ce3" office:value-type="string" calcext:value-type="string">
            <text:p>T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AD1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59166" xlink:type="simple">ENSG00000159166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475136" xlink:type="simple">ENST00000475136</text:a></text:span></text:p>
          </table:table-cell>
          <table:table-cell table:style-name="ce3" office:value-type="string" calcext:value-type="string">
            <text:p>non-coding</text:p>
          </table:table-cell>
          <table:table-cell table:style-name="ce3" office:value-type="float" office:value="322" calcext:value-type="float">
            <text:p>32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51420-201351421" xlink:type="simple">rs2275866</text:a></text:span></text:p>
          </table:table-cell>
          <table:table-cell table:style-name="ce3" office:value-type="string" calcext:value-type="string">
            <text:p>T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AD1</text:p>
          </table:table-cell>
          <table:table-cell table:style-name="ce2" office:value-type="string" calcext:value-type="string">
            <text:p><text:span text:style-name="T1"><text:a xlink:href="http://dec2013.archive.ensembl.org/Homo_sapiens/geneview?gene=ENSG00000159166" xlink:type="simple">ENSG00000159166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488842" xlink:type="simple">ENST00000488842</text:a></text:span></text:p>
          </table:table-cell>
          <table:table-cell table:style-name="ce3" office:value-type="string" calcext:value-type="string">
            <text:p>3downstream</text:p>
          </table:table-cell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ga" table:style-name="ta4">
        <office:forms form:automatic-focus="false" form:apply-design-mode="false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" table:default-cell-style-name="Default"/>
        <table:table-column table:style-name="co21" table:default-cell-style-name="Default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>
            <text:p>SNP</text:p>
          </table:table-cell>
          <table:table-cell table:style-name="ce1" office:value-type="string" calcext:value-type="string">
            <text:p>Allele</text:p>
          </table:table-cell>
          <table:table-cell table:style-name="ce1" office:value-type="string" calcext:value-type="string">
            <text:p>Strand</text:p>
          </table:table-cell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Transcript</text:p>
          </table:table-cell>
          <table:table-cell table:style-name="ce1" office:value-type="string" calcext:value-type="string">
            <text:p>Predicted function</text:p>
          </table:table-cell>
          <table:table-cell table:style-name="ce1" office:value-type="string" calcext:value-type="string">
            <text:p>cdna_pos</text:p>
          </table:table-cell>
          <table:table-cell table:style-name="ce1" office:value-type="string" calcext:value-type="string">
            <text:p>cds_pos</text:p>
          </table:table-cell>
          <table:table-cell table:style-name="ce1" office:value-type="string" calcext:value-type="string">
            <text:p>aa_pos</text:p>
          </table:table-cell>
          <table:table-cell table:style-name="ce1" office:value-type="string" calcext:value-type="string">
            <text:p>aa_change</text:p>
          </table:table-cell>
          <table:table-cell table:style-name="ce1" office:value-type="string" calcext:value-type="string">
            <text:p>Detail</text:p>
          </table:table-cell>
          <table:table-cell table:style-name="ce1" office:value-type="string" calcext:value-type="string">
            <text:p>splice_dist</text:p>
          </table:table-cell>
          <table:table-cell table:style-name="ce1" office:value-type="string" calcext:value-type="string">
            <text:p>proteins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086921" xlink:type="simple">OTTHUMT00000086921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264" calcext:value-type="float">
            <text:p>126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086922" xlink:type="simple">OTTHUMT00000086922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264" calcext:value-type="float">
            <text:p>126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086923" xlink:type="simple">OTTHUMT00000086923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264" calcext:value-type="float">
            <text:p>126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086924" xlink:type="simple">OTTHUMT00000086924</text:a></text:span></text:p>
          </table:table-cell>
          <table:table-cell table:style-name="ce3" office:value-type="string" calcext:value-type="string">
            <text:p>non-coding intronic</text:p>
          </table:table-cell>
          <table:table-cell table:number-columns-repeated="5"/>
          <table:table-cell table:style-name="ce3" office:value-type="float" office:value="1264" calcext:value-type="float">
            <text:p>126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086925" xlink:type="simple">OTTHUMT00000086925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264" calcext:value-type="float">
            <text:p>126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086927" xlink:type="simple">OTTHUMT00000086927</text:a></text:span></text:p>
          </table:table-cell>
          <table:table-cell table:style-name="ce3" office:value-type="string" calcext:value-type="string">
            <text:p>5upstrea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086930" xlink:type="simple">OTTHUMT00000086930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264" calcext:value-type="float">
            <text:p>126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086932" xlink:type="simple">OTTHUMT00000086932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264" calcext:value-type="float">
            <text:p>126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086934" xlink:type="simple">OTTHUMT00000086934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264" calcext:value-type="float">
            <text:p>126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AD1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360357" xlink:type="simple">OTTHUMT00000360357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264" calcext:value-type="float">
            <text:p>126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360358" xlink:type="simple">OTTHUMT00000360358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264" calcext:value-type="float">
            <text:p>126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360360" xlink:type="simple">OTTHUMT00000360360</text:a></text:span></text:p>
          </table:table-cell>
          <table:table-cell table:style-name="ce3" office:value-type="string" calcext:value-type="string">
            <text:p>non-coding intronic</text:p>
          </table:table-cell>
          <table:table-cell table:number-columns-repeated="5"/>
          <table:table-cell table:style-name="ce3" office:value-type="float" office:value="1264" calcext:value-type="float">
            <text:p>126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51420-201351421" xlink:type="simple">rs2275866</text:a></text:span></text:p>
          </table:table-cell>
          <table:table-cell table:style-name="ce3" office:value-type="string" calcext:value-type="string">
            <text:p>T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AD1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086946" xlink:type="simple">OTTHUMT00000086946</text:a></text:span></text:p>
          </table:table-cell>
          <table:table-cell table:style-name="ce3" office:value-type="string" calcext:value-type="string">
            <text:p>coding</text:p>
          </table:table-cell>
          <table:table-cell table:style-name="ce3" office:value-type="float" office:value="1809" calcext:value-type="float">
            <text:p>1809</text:p>
          </table:table-cell>
          <table:table-cell table:style-name="ce3" office:value-type="float" office:value="1507" calcext:value-type="float">
            <text:p>1507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string" calcext:value-type="string">
            <text:p>T&gt;S</text:p>
          </table:table-cell>
          <table:table-cell table:style-name="ce3" office:value-type="string" calcext:value-type="string">
            <text:p>nonsyn</text:p>
          </table:table-cell>
          <table:table-cell/>
          <table:table-cell table:style-name="ce3" office:value-type="string" calcext:value-type="string">
            <text:p>MAVSRKDWSALSSLARQRTLEDEEEQERERRRRHRNLSSTTDDEAPRLSQNGDRQASASERLPSVEEAEVPKPLPPASKDEDEDIQSILRTRQERRQRRQVVEAAQAPIQERLEAEEGRNSLSPVQATQKPLVSKKELEIPPRRRLSREQRGPWALEEESLVGREPEERKKGVPEKSPVLEKSSMPKKTAPEKSLVSDKTSISEKVLASEKTSLSEKIAVSEKRNSSEKKSVLEKTSVSEKSLAPGMALGSGRRLVSEKASIFEKALASEKSPTADAKPAPKRATASEQPLAQEPPASGGSPATTKEQRGRALPGKNLPSLAKQGASDPPTVASRLPPVTLQVKIPSKEEEADMSSPTQRTYSSSLKRSSPRTISFRMKPKKENSETTLTRSASMKLPDNTVKLGEKLERYHTAIRRSESVKSRGLPCTELFVAPVGVASKRHLFEKELAGQSRAEPASSRKENLRLSGVVTSRLNLWISRTQESGDQDPQEAQKASSATERTQWGQKSDSSLDAEV*|MAVSRKDWSALSSLARQRTLEDEEEQERERRRRHRNLSSTTDDEAPRLSQNGDRQASASERLPSVEEAEVPKPLPPASKDEDEDIQSILRTRQERRQRRQVVEAAQAPIQERLEAEEGRNSLSPVQATQKPLVSKKELEIPPRRRLSREQRGPWALEEESLVGREPEERKKGVPEKSPVLEKSSMPKKTAPEKSLVSDKTSISEKVLASEKTSLSEKIAVSEKRNSSEKKSVLEKTSVSEKSLAPGMALGSGRRLVSEKASIFEKALASEKSPTADAKPAPKRATASEQPLAQEPPASGGSPATTKEQRGRALPGKNLPSLAKQGASDPPTVASRLPPVTLQVKIPSKEEEADMSSPTQRTYSSSLKRSSPRTISFRMKPKKENSETTLTRSASMKLPDNTVKLGEKLERYHTAIRRSESVKSRGLPCTELFVAPVGVASKRHLFEKELAGQSRAEPASSRKENLRLSGVVTSRLNLWISRTQESGDQDPQEAQKASSATERSQWGQKSDSSLDAEV*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51420-201351421" xlink:type="simple">rs2275866</text:a></text:span></text:p>
          </table:table-cell>
          <table:table-cell table:style-name="ce3" office:value-type="string" calcext:value-type="string">
            <text:p>T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AD1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086947" xlink:type="simple">OTTHUMT00000086947</text:a></text:span></text:p>
          </table:table-cell>
          <table:table-cell table:style-name="ce3" office:value-type="string" calcext:value-type="string">
            <text:p>coding</text:p>
          </table:table-cell>
          <table:table-cell table:style-name="ce3" office:value-type="float" office:value="1608" calcext:value-type="float">
            <text:p>1608</text:p>
          </table:table-cell>
          <table:table-cell table:style-name="ce3" office:value-type="float" office:value="1549" calcext:value-type="float">
            <text:p>1549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string" calcext:value-type="string">
            <text:p>T&gt;S</text:p>
          </table:table-cell>
          <table:table-cell table:style-name="ce3" office:value-type="string" calcext:value-type="string">
            <text:p>nonsyn</text:p>
          </table:table-cell>
          <table:table-cell/>
          <table:table-cell table:style-name="ce3" office:value-type="string" calcext:value-type="string">
            <text:p>MRLCLGRPHPRGHSRVGKSERGRGARGLARQRTLEDEEEQERERRRRHRNLSSTTDDEAPRLSQNGDRQASASERLPSVEEAEVPKPLPPASKDEDEDIQSILRTRQERRQRRQVVEAAQAPIQERLEAEEGRNSLSPVQATQKPLVSKKELEIPPRRRLSREQRGPWALEEESLVGREPEERKKGVPEKSPVLEKSSMPKKTAPEKSLVSDKTSISEKVLASEKTSLSEKIAVSEKRNSSEKKSVLEKTSVSEKSLAPGMALGSGRRLVSEKASIFEKALASEKSPTADAKPAPKRATASEQPLAQEPPASGGSPATTKEQRGRALPGKNLPSLAKQGASDPPTVASRLPPVTLQVKIPSKEEEADMSSPTQRTYSSSLKRSSPRTISFRMKPKKENSETTLTRSASMKLPDNTVKLGEKLERYHTAIRRSESVKSRGLPCTELFVAPVGVASKRHLFEKELAGQSRAEPASSRKENLRLSGVVTSRLNLWISRTQESGDQDPQEAQKASSATERTQWGQKSDSSLDAEV*|MRLCLGRPHPRGHSRVGKSERGRGARGLARQRTLEDEEEQERERRRRHRNLSSTTDDEAPRLSQNGDRQASASERLPSVEEAEVPKPLPPASKDEDEDIQSILRTRQERRQRRQVVEAAQAPIQERLEAEEGRNSLSPVQATQKPLVSKKELEIPPRRRLSREQRGPWALEEESLVGREPEERKKGVPEKSPVLEKSSMPKKTAPEKSLVSDKTSISEKVLASEKTSLSEKIAVSEKRNSSEKKSVLEKTSVSEKSLAPGMALGSGRRLVSEKASIFEKALASEKSPTADAKPAPKRATASEQPLAQEPPASGGSPATTKEQRGRALPGKNLPSLAKQGASDPPTVASRLPPVTLQVKIPSKEEEADMSSPTQRTYSSSLKRSSPRTISFRMKPKKENSETTLTRSASMKLPDNTVKLGEKLERYHTAIRRSESVKSRGLPCTELFVAPVGVASKRHLFEKELAGQSRAEPASSRKENLRLSGVVTSRLNLWISRTQESGDQDPQEAQKASSATERSQWGQKSDSSLDAEV*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51420-201351421" xlink:type="simple">rs2275866</text:a></text:span></text:p>
          </table:table-cell>
          <table:table-cell table:style-name="ce3" office:value-type="string" calcext:value-type="string">
            <text:p>T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AD1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086948" xlink:type="simple">OTTHUMT00000086948</text:a></text:span></text:p>
          </table:table-cell>
          <table:table-cell table:style-name="ce3" office:value-type="string" calcext:value-type="string">
            <text:p>3downstrea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51420-201351421" xlink:type="simple">rs2275866</text:a></text:span></text:p>
          </table:table-cell>
          <table:table-cell table:style-name="ce3" office:value-type="string" calcext:value-type="string">
            <text:p>T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AD1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086949" xlink:type="simple">OTTHUMT00000086949</text:a></text:span></text:p>
          </table:table-cell>
          <table:table-cell table:style-name="ce3" office:value-type="string" calcext:value-type="string">
            <text:p>non-coding</text:p>
          </table:table-cell>
          <table:table-cell table:style-name="ce3" office:value-type="float" office:value="322" calcext:value-type="float">
            <text:p>32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51420-201351421" xlink:type="simple">rs2275866</text:a></text:span></text:p>
          </table:table-cell>
          <table:table-cell table:style-name="ce3" office:value-type="string" calcext:value-type="string">
            <text:p>T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AD1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360357" xlink:type="simple">OTTHUMT00000360357</text:a></text:span></text:p>
          </table:table-cell>
          <table:table-cell table:style-name="ce3" office:value-type="string" calcext:value-type="string">
            <text:p>coding</text:p>
          </table:table-cell>
          <table:table-cell table:number-columns-repeated="2" table:style-name="ce3" office:value-type="float" office:value="460" calcext:value-type="float">
            <text:p>460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string" calcext:value-type="string">
            <text:p>T&gt;S</text:p>
          </table:table-cell>
          <table:table-cell table:style-name="ce3" office:value-type="string" calcext:value-type="string">
            <text:p>nonsyn</text:p>
          </table:table-cell>
          <table:table-cell/>
          <table:table-cell table:style-name="ce3" office:value-type="string" calcext:value-type="string">
            <text:p>EEADMSSPTQRTYSSSLKRSSPRTISFRMKPKKENSETTLTRSASMKLPDNTVKLGEKLERYHTAIRRSESVKSRGLPCTELFVAPVGVASKRHLFEKELAGQSRAEPASSRKENLRLSGVVTSRLNLWISRTQESGDQDPQEAQKASSATERTQWGQKSDSSLDAESPLRLSRRLQDLSAAAVLRESRDHV*|EEADMSSPTQRTYSSSLKRSSPRTISFRMKPKKENSETTLTRSASMKLPDNTVKLGEKLERYHTAIRRSESVKSRGLPCTELFVAPVGVASKRHLFEKELAGQSRAEPASSRKENLRLSGVVTSRLNLWISRTQESGDQDPQEAQKASSATERSQWGQKSDSSLDAESPLRLSRRLQDLSAAAVLRESRDHV*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" office:value-type="string" calcext:value-type="string">
            <text:p>C|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086921" xlink:type="simple">OTTHUMT00000086921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719" calcext:value-type="float">
            <text:p>71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" office:value-type="string" calcext:value-type="string">
            <text:p>C|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086922" xlink:type="simple">OTTHUMT00000086922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719" calcext:value-type="float">
            <text:p>71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" office:value-type="string" calcext:value-type="string">
            <text:p>C|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086923" xlink:type="simple">OTTHUMT00000086923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719" calcext:value-type="float">
            <text:p>71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" office:value-type="string" calcext:value-type="string">
            <text:p>C|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086924" xlink:type="simple">OTTHUMT00000086924</text:a></text:span></text:p>
          </table:table-cell>
          <table:table-cell table:style-name="ce3" office:value-type="string" calcext:value-type="string">
            <text:p>non-coding intronic</text:p>
          </table:table-cell>
          <table:table-cell table:number-columns-repeated="5"/>
          <table:table-cell table:style-name="ce3" office:value-type="float" office:value="719" calcext:value-type="float">
            <text:p>71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" office:value-type="string" calcext:value-type="string">
            <text:p>C|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086925" xlink:type="simple">OTTHUMT00000086925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719" calcext:value-type="float">
            <text:p>71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" office:value-type="string" calcext:value-type="string">
            <text:p>C|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086926" xlink:type="simple">OTTHUMT00000086926</text:a></text:span></text:p>
          </table:table-cell>
          <table:table-cell table:style-name="ce3" office:value-type="string" calcext:value-type="string">
            <text:p>5upstrea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" office:value-type="string" calcext:value-type="string">
            <text:p>C|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086927" xlink:type="simple">OTTHUMT00000086927</text:a></text:span></text:p>
          </table:table-cell>
          <table:table-cell table:style-name="ce3" office:value-type="string" calcext:value-type="string">
            <text:p>non-coding</text:p>
          </table:table-cell>
          <table:table-cell table:style-name="ce3" office:value-type="float" office:value="1382" calcext:value-type="float">
            <text:p>138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" office:value-type="string" calcext:value-type="string">
            <text:p>C|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086930" xlink:type="simple">OTTHUMT00000086930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719" calcext:value-type="float">
            <text:p>71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" office:value-type="string" calcext:value-type="string">
            <text:p>C|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086932" xlink:type="simple">OTTHUMT00000086932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719" calcext:value-type="float">
            <text:p>71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" office:value-type="string" calcext:value-type="string">
            <text:p>C|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086934" xlink:type="simple">OTTHUMT00000086934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719" calcext:value-type="float">
            <text:p>71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" office:value-type="string" calcext:value-type="string">
            <text:p>C|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086935" xlink:type="simple">OTTHUMT00000086935</text:a></text:span></text:p>
          </table:table-cell>
          <table:table-cell table:style-name="ce3" office:value-type="string" calcext:value-type="string">
            <text:p>5upstrea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" office:value-type="string" calcext:value-type="string">
            <text:p>C|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AD1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360357" xlink:type="simple">OTTHUMT00000360357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719" calcext:value-type="float">
            <text:p>71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" office:value-type="string" calcext:value-type="string">
            <text:p>C|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360358" xlink:type="simple">OTTHUMT00000360358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586" calcext:value-type="float">
            <text:p>58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" office:value-type="string" calcext:value-type="string">
            <text:p>C|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360360" xlink:type="simple">OTTHUMT00000360360</text:a></text:span></text:p>
          </table:table-cell>
          <table:table-cell table:style-name="ce3" office:value-type="string" calcext:value-type="string">
            <text:p>non-coding intronic</text:p>
          </table:table-cell>
          <table:table-cell table:number-columns-repeated="5"/>
          <table:table-cell table:style-name="ce3" office:value-type="float" office:value="719" calcext:value-type="float">
            <text:p>71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086921" xlink:type="simple">OTTHUMT00000086921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689" calcext:value-type="float">
            <text:p>168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086922" xlink:type="simple">OTTHUMT00000086922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689" calcext:value-type="float">
            <text:p>168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086923" xlink:type="simple">OTTHUMT00000086923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71" calcext:value-type="float">
            <text:p>7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086924" xlink:type="simple">OTTHUMT00000086924</text:a></text:span></text:p>
          </table:table-cell>
          <table:table-cell table:style-name="ce3" office:value-type="string" calcext:value-type="string">
            <text:p>non-coding intronic</text:p>
          </table:table-cell>
          <table:table-cell table:number-columns-repeated="5"/>
          <table:table-cell table:style-name="ce3" office:value-type="float" office:value="1689" calcext:value-type="float">
            <text:p>168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086925" xlink:type="simple">OTTHUMT00000086925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689" calcext:value-type="float">
            <text:p>168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086926" xlink:type="simple">OTTHUMT00000086926</text:a></text:span></text:p>
          </table:table-cell>
          <table:table-cell table:style-name="ce3" office:value-type="string" calcext:value-type="string">
            <text:p>non-coding intronic</text:p>
          </table:table-cell>
          <table:table-cell table:number-columns-repeated="5"/>
          <table:table-cell table:style-name="ce3" office:value-type="float" office:value="1689" calcext:value-type="float">
            <text:p>168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086927" xlink:type="simple">OTTHUMT00000086927</text:a></text:span></text:p>
          </table:table-cell>
          <table:table-cell table:style-name="ce3" office:value-type="string" calcext:value-type="string">
            <text:p>non-coding intronic</text:p>
          </table:table-cell>
          <table:table-cell table:number-columns-repeated="5"/>
          <table:table-cell table:style-name="ce3" office:value-type="float" office:value="1689" calcext:value-type="float">
            <text:p>168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086930" xlink:type="simple">OTTHUMT00000086930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71" calcext:value-type="float">
            <text:p>7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086932" xlink:type="simple">OTTHUMT00000086932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689" calcext:value-type="float">
            <text:p>168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086934" xlink:type="simple">OTTHUMT00000086934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71" calcext:value-type="float">
            <text:p>7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086935" xlink:type="simple">OTTHUMT00000086935</text:a></text:span></text:p>
          </table:table-cell>
          <table:table-cell table:style-name="ce3" office:value-type="string" calcext:value-type="string">
            <text:p>non-coding intronic</text:p>
          </table:table-cell>
          <table:table-cell table:number-columns-repeated="5"/>
          <table:table-cell table:style-name="ce3" office:value-type="float" office:value="1689" calcext:value-type="float">
            <text:p>168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360358" xlink:type="simple">OTTHUMT00000360358</text:a></text:span></text:p>
          </table:table-cell>
          <table:table-cell table:style-name="ce3" office:value-type="string" calcext:value-type="string">
            <text:p>intronic</text:p>
          </table:table-cell>
          <table:table-cell table:number-columns-repeated="5"/>
          <table:table-cell table:style-name="ce3" office:value-type="float" office:value="1689" calcext:value-type="float">
            <text:p>168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360360" xlink:type="simple">OTTHUMT00000360360</text:a></text:span></text:p>
          </table:table-cell>
          <table:table-cell table:style-name="ce3" office:value-type="string" calcext:value-type="string">
            <text:p>non-coding intronic</text:p>
          </table:table-cell>
          <table:table-cell table:number-columns-repeated="5"/>
          <table:table-cell table:style-name="ce3" office:value-type="float" office:value="1689" calcext:value-type="float">
            <text:p>168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" office:value-type="string" calcext:value-type="string">
            <text:p>G|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NNT2</text:p>
          </table:table-cell>
          <table:table-cell table:style-name="ce2" office:value-type="string" calcext:value-type="string">
            <text:p><text:span text:style-name="T1"><text:a xlink:href="http://vega.sanger.ac.uk/Homo_sapiens/transview?transcript=OTTHUMT00000360361" xlink:type="simple">OTTHUMT00000360361</text:a></text:span></text:p>
          </table:table-cell>
          <table:table-cell table:style-name="ce3" office:value-type="string" calcext:value-type="string">
            <text:p>5upstream</text:p>
          </table:table-cell>
          <table:table-cell table:number-columns-repeated="1018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ft Prediction" table:style-name="ta5">
        <office:forms form:automatic-focus="false" form:apply-design-mode="false"/>
        <table:table-column table:style-name="co14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5" table:default-cell-style-name="Default"/>
        <table:table-column table:style-name="co8" table:number-columns-repeated="1014" table:default-cell-style-name="Default"/>
        <table:table-row table:style-name="ro1">
          <table:table-cell table:style-name="ce1" office:value-type="string" calcext:value-type="string">
            <text:p>SNP</text:p>
          </table:table-cell>
          <table:table-cell table:style-name="ce1" office:value-type="string" calcext:value-type="string">
            <text:p>Allele</text:p>
          </table:table-cell>
          <table:table-cell table:style-name="ce1" office:value-type="string" calcext:value-type="string">
            <text:p>Transcript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aa_pos</text:p>
          </table:table-cell>
          <table:table-cell table:style-name="ce1" office:value-type="string" calcext:value-type="string">
            <text:p>wild_AA</text:p>
          </table:table-cell>
          <table:table-cell table:style-name="ce1" office:value-type="string" calcext:value-type="string">
            <text:p>mutant_AA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Prediction</text:p>
          </table:table-cell>
          <table:table-cell table:style-name="ce1" office:value-type="string" calcext:value-type="string">
            <text:p>Confidence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s2275866</text:p>
          </table:table-cell>
          <table:table-cell table:style-name="ce3" office:value-type="string" calcext:value-type="string">
            <text:p>T|A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503578" xlink:type="simple">ENST00000503578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protein=ENSP00000422687" xlink:type="simple">ENSP00000422687</text:a></text:span>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0.55" calcext:value-type="float">
            <text:p>0,55</text:p>
          </table:table-cell>
          <table:table-cell table:style-name="ce3" office:value-type="string" calcext:value-type="string">
            <text:p>TOLERATED</text:p>
          </table:table-cell>
          <table:table-cell table:style-name="ce3" office:value-type="string" calcext:value-type="string">
            <text:p>HIGH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s2275866</text:p>
          </table:table-cell>
          <table:table-cell table:style-name="ce3" office:value-type="string" calcext:value-type="string">
            <text:p>T|A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391967" xlink:type="simple">ENST00000391967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protein=ENSP00000375829" xlink:type="simple">ENSP00000375829</text:a></text:span>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0.61" calcext:value-type="float">
            <text:p>0,61</text:p>
          </table:table-cell>
          <table:table-cell table:style-name="ce3" office:value-type="string" calcext:value-type="string">
            <text:p>TOLERATED</text:p>
          </table:table-cell>
          <table:table-cell table:style-name="ce3" office:value-type="string" calcext:value-type="string">
            <text:p>HIGH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s2275866</text:p>
          </table:table-cell>
          <table:table-cell table:style-name="ce3" office:value-type="string" calcext:value-type="string">
            <text:p>T|A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367313" xlink:type="simple">ENST00000367313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protein=ENSP00000356282" xlink:type="simple">ENSP00000356282</text:a></text:span>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0.56" calcext:value-type="float">
            <text:p>0,56</text:p>
          </table:table-cell>
          <table:table-cell table:style-name="ce3" office:value-type="string" calcext:value-type="string">
            <text:p>TOLERATED</text:p>
          </table:table-cell>
          <table:table-cell table:style-name="ce3" office:value-type="string" calcext:value-type="string">
            <text:p>HIGH</text:p>
          </table:table-cell>
          <table:table-cell table:number-columns-repeated="1014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lyphen Prediction" table:style-name="ta6">
        <office:forms form:automatic-focus="false" form:apply-design-mode="false"/>
        <table:table-column table:style-name="co14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SNP</text:p>
          </table:table-cell>
          <table:table-cell table:style-name="ce1" office:value-type="string" calcext:value-type="string">
            <text:p>Allele</text:p>
          </table:table-cell>
          <table:table-cell table:style-name="ce1" office:value-type="string" calcext:value-type="string">
            <text:p>Transcript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aa_pos</text:p>
          </table:table-cell>
          <table:table-cell table:style-name="ce1" office:value-type="string" calcext:value-type="string">
            <text:p>wild_AA</text:p>
          </table:table-cell>
          <table:table-cell table:style-name="ce1" office:value-type="string" calcext:value-type="string">
            <text:p>mutant_AA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Prediction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s2275866</text:p>
          </table:table-cell>
          <table:table-cell table:style-name="ce3" office:value-type="string" calcext:value-type="string">
            <text:p>T|A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503578" xlink:type="simple">ENST00000503578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protein=ENSP00000422687" xlink:type="simple">ENSP00000422687</text:a></text:span>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0.153" calcext:value-type="float">
            <text:p>0,153</text:p>
          </table:table-cell>
          <table:table-cell table:style-name="ce3" office:value-type="string" calcext:value-type="string">
            <text:p>BENIGN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s2275866</text:p>
          </table:table-cell>
          <table:table-cell table:style-name="ce3" office:value-type="string" calcext:value-type="string">
            <text:p>T|A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391967" xlink:type="simple">ENST00000391967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protein=ENSP00000375829" xlink:type="simple">ENSP00000375829</text:a></text:span>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0.153" calcext:value-type="float">
            <text:p>0,153</text:p>
          </table:table-cell>
          <table:table-cell table:style-name="ce3" office:value-type="string" calcext:value-type="string">
            <text:p>BENIGN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s2275866</text:p>
          </table:table-cell>
          <table:table-cell table:style-name="ce3" office:value-type="string" calcext:value-type="string">
            <text:p>T|A</text:p>
          </table:table-cell>
          <table:table-cell table:style-name="ce2" office:value-type="string" calcext:value-type="string">
            <text:p><text:span text:style-name="T1"><text:a xlink:href="http://dec2013.archive.ensembl.org/Homo_sapiens/transview?transcript=ENST00000367313" xlink:type="simple">ENST00000367313</text:a></text:span></text:p>
          </table:table-cell>
          <table:table-cell table:style-name="ce2" office:value-type="string" calcext:value-type="string">
            <text:p><text:span text:style-name="T1"><text:a xlink:href="http://dec2013.archive.ensembl.org/Homo_sapiens/transview?protein=ENSP00000356282" xlink:type="simple">ENSP00000356282</text:a></text:span>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0.444" calcext:value-type="float">
            <text:p>0,444</text:p>
          </table:table-cell>
          <table:table-cell table:style-name="ce3" office:value-type="string" calcext:value-type="string">
            <text:p>POSSIBLY DAMAGING</text:p>
          </table:table-cell>
          <table:table-cell table:number-columns-repeated="1015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pmap CEU population" table:style-name="ta7">
        <office:forms form:automatic-focus="false" form:apply-design-mode="false"/>
        <table:table-column table:style-name="co1" table:default-cell-style-name="Default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1008" table:default-cell-style-name="Default"/>
        <table:table-row table:style-name="ro1">
          <table:table-cell table:style-name="ce1" office:value-type="string" calcext:value-type="string">
            <text:p>SNP</text:p>
          </table:table-cell>
          <table:table-cell table:style-name="ce1" office:value-type="string" calcext:value-type="string">
            <text:p>Genotype1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Genotype2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Genotype3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Allele1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Allele2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uenc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<text:span text:style-name="T1"><text:a xlink:href="http://hapmap.ncbi.nlm.nih.gov/cgi-perl/gbrowse/hapmap28_B36/?name=SNP:rs12564445" xlink:type="simple">rs12564445</text:a></text:span></text:p>
          </table:table-cell>
          <table:table-cell table:style-name="ce3" office:value-type="string" calcext:value-type="string">
            <text:p>A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183" calcext:value-type="float">
            <text:p>0,0183</text:p>
          </table:table-cell>
          <table:table-cell table:style-name="ce3" office:value-type="string" calcext:value-type="string">
            <text:p>GG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0.7317" calcext:value-type="float">
            <text:p>0,7317</text:p>
          </table:table-cell>
          <table:table-cell table:style-name="ce3" office:value-type="string" calcext:value-type="string">
            <text:p>AG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.25" calcext:value-type="float">
            <text:p>0,25</text:p>
          </table:table-cell>
          <table:table-cell table:style-name="ce3" office:value-type="string" calcext:value-type="string">
            <text:p>A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.1433" calcext:value-type="float">
            <text:p>0,1433</text:p>
          </table:table-cell>
          <table:table-cell table:style-name="ce3" office:value-type="string" calcext:value-type="string">
            <text:p>G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0.8567" calcext:value-type="float">
            <text:p>0,856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<text:span text:style-name="T1"><text:a xlink:href="http://hapmap.ncbi.nlm.nih.gov/cgi-perl/gbrowse/hapmap28_B36/?name=SNP:rs2275866" xlink:type="simple">rs2275866</text:a></text:span></text:p>
          </table:table-cell>
          <table:table-cell table:style-name="ce3" office:value-type="string" calcext:value-type="string">
            <text:p>AA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T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0.8556" calcext:value-type="float">
            <text:p>0,8556</text:p>
          </table:table-cell>
          <table:table-cell table:style-name="ce3" office:value-type="string" calcext:value-type="string">
            <text:p>AT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.1444" calcext:value-type="float">
            <text:p>0,1444</text:p>
          </table:table-cell>
          <table:table-cell table:style-name="ce3" office:value-type="string" calcext:value-type="string">
            <text:p>A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.0722" calcext:value-type="float">
            <text:p>0,0722</text:p>
          </table:table-cell>
          <table:table-cell table:style-name="ce3" office:value-type="string" calcext:value-type="string">
            <text:p>T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0.9278" calcext:value-type="float">
            <text:p>0,9278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<text:span text:style-name="T1"><text:a xlink:href="http://hapmap.ncbi.nlm.nih.gov/cgi-perl/gbrowse/hapmap28_B36/?name=SNP:rs3020556" xlink:type="simple">rs3020556</text:a></text:span></text:p>
          </table:table-cell>
          <table:table-cell table:style-name="ce3" office:value-type="string" calcext:value-type="string">
            <text:p>CC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.6742" calcext:value-type="float">
            <text:p>0,6742</text:p>
          </table:table-cell>
          <table:table-cell table:style-name="ce3" office:value-type="string" calcext:value-type="string">
            <text:p>GG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CG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.3258" calcext:value-type="float">
            <text:p>0,3258</text:p>
          </table:table-cell>
          <table:table-cell table:style-name="ce3" office:value-type="string" calcext:value-type="string">
            <text:p>C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0.8371" calcext:value-type="float">
            <text:p>0,8371</text:p>
          </table:table-cell>
          <table:table-cell table:style-name="ce3" office:value-type="string" calcext:value-type="string">
            <text:p>G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.1629" calcext:value-type="float">
            <text:p>0,1629</text:p>
          </table:table-cell>
          <table:table-cell table:number-columns-repeated="100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FBS" table:style-name="ta8">
        <office:forms form:automatic-focus="false" form:apply-design-mode="false"/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RBASE 18.0" table:style-name="ta9">
        <office:forms form:automatic-focus="false" form:apply-design-mode="false"/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sta" table:style-name="ta10">
        <office:forms form:automatic-focus="false" form:apply-design-mode="false"/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G Islands" table:style-name="ta11">
        <office:forms form:automatic-focus="false" form:apply-design-mode="false"/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rgetScan" table:style-name="ta12">
        <office:forms form:automatic-focus="false" form:apply-design-mode="false"/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RNA_snoRNA_scaRNA" table:style-name="ta13">
        <office:forms form:automatic-focus="false" form:apply-design-mode="false"/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astConservation" table:style-name="ta14">
        <office:forms form:automatic-focus="false" form:apply-design-mode="false"/>
        <table:table-column table:style-name="co14" table:default-cell-style-name="Default"/>
        <table:table-column table:style-name="co2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SNP</text:p>
          </table:table-cell>
          <table:table-cell table:style-name="ce1" office:value-type="string" calcext:value-type="string">
            <text:p>Chromosome</text:p>
          </table:table-cell>
          <table:table-cell table:style-name="ce1" office:value-type="string" calcext:value-type="string">
            <text:p>chromStart</text:p>
          </table:table-cell>
          <table:table-cell table:style-name="ce1" office:value-type="string" calcext:value-type="string">
            <text:p>chromEnd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robability Scor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51411-201351425&amp;cons46wayViewalign=full" xlink:type="simple">rs2275866</text:a></text:span></text:p>
          </table:table-cell>
          <table:table-cell table:style-name="ce3" office:value-type="string" calcext:value-type="string">
            <text:p>chr1</text:p>
          </table:table-cell>
          <table:table-cell table:style-name="ce3" office:value-type="float" office:value="201351411" calcext:value-type="float">
            <text:p>201351411</text:p>
          </table:table-cell>
          <table:table-cell table:style-name="ce3" office:value-type="float" office:value="201351425" calcext:value-type="float">
            <text:p>201351425</text:p>
          </table:table-cell>
          <table:table-cell table:style-name="ce3" office:value-type="string" calcext:value-type="string">
            <text:p>lod=21</text:p>
          </table:table-cell>
          <table:table-cell table:style-name="ce3" office:value-type="float" office:value="295" calcext:value-type="float">
            <text:p>295</text:p>
          </table:table-cell>
          <table:table-cell table:number-columns-repeated="1018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RP++" table:style-name="ta15">
        <office:forms form:automatic-focus="false" form:apply-design-mode="false"/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D" table:style-name="ta16">
        <office:forms form:automatic-focus="false" form:apply-design-mode="false"/>
        <table:table-column table:style-name="co1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8" table:number-columns-repeated="1012" table:default-cell-style-name="Default"/>
        <table:table-row table:style-name="ro1">
          <table:table-cell table:style-name="ce1" office:value-type="string" calcext:value-type="string">
            <text:p>SNP</text:p>
          </table:table-cell>
          <table:table-cell table:style-name="ce1" office:value-type="string" calcext:value-type="string">
            <text:p>GAD Id</text:p>
          </table:table-cell>
          <table:table-cell table:style-name="ce1" office:value-type="string" calcext:value-type="string">
            <text:p>Association</text:p>
          </table:table-cell>
          <table:table-cell table:style-name="ce1" office:value-type="string" calcext:value-type="string">
            <text:p>Phenotype</text:p>
          </table:table-cell>
          <table:table-cell table:style-name="ce1" office:value-type="string" calcext:value-type="string">
            <text:p>Disease Class</text:p>
          </table:table-cell>
          <table:table-cell table:style-name="ce1" office:value-type="string" calcext:value-type="string">
            <text:p>Gene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Pubmed</text:p>
          </table:table-cell>
          <table:table-cell table:style-name="ce1" office:value-type="string" calcext:value-type="string">
            <text:p>SNP reported</text:p>
          </table:table-cell>
          <table:table-cell table:style-name="ce1" office:value-type="string" calcext:value-type="string">
            <text:p>Associated SNPs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Entrez gen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6" office:value-type="float" office:value="137096" calcext:value-type="float">
            <text:p>137096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left ventricular hypertrop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Komamura, K. <text:s/>et al. 2004</text:p>
          </table:table-cell>
          <table:table-cell table:style-name="ce39" office:value-type="float" office:value="14986170" calcext:value-type="float">
            <text:p>14986170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7" office:value-type="float" office:value="137097" calcext:value-type="float">
            <text:p>137097</text:p>
          </table:table-cell>
          <table:table-cell/>
          <table:table-cell table:style-name="ce3" office:value-type="string" calcext:value-type="string">
            <text:p>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Torricelli, F. <text:s/>et al. 2003</text:p>
          </table:table-cell>
          <table:table-cell table:style-name="ce40" office:value-type="float" office:value="14636924" calcext:value-type="float">
            <text:p>14636924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8" office:value-type="float" office:value="137098" calcext:value-type="float">
            <text:p>137098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An, F. S. <text:s/>et al. 2004</text:p>
          </table:table-cell>
          <table:table-cell table:style-name="ce41" office:value-type="float" office:value="15387941" calcext:value-type="float">
            <text:p>15387941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ce3" office:value-type="string" calcext:value-type="string">
            <text:p>Chinese</text:p>
          </table:table-cell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9" office:value-type="float" office:value="137099" calcext:value-type="float">
            <text:p>137099</text:p>
          </table:table-cell>
          <table:table-cell/>
          <table:table-cell table:style-name="ce3" office:value-type="string" calcext:value-type="string">
            <text:p>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Ackerman, M. J. <text:s/>et al. 2002</text:p>
          </table:table-cell>
          <table:table-cell table:style-name="ce42" office:value-type="float" office:value="12084606" calcext:value-type="float">
            <text:p>12084606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10" office:value-type="float" office:value="137100" calcext:value-type="float">
            <text:p>137100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Villard, E. <text:s/>et al. 2005</text:p>
          </table:table-cell>
          <table:table-cell table:style-name="ce43" office:value-type="float" office:value="15769782" calcext:value-type="float">
            <text:p>15769782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11" office:value-type="float" office:value="137101" calcext:value-type="float">
            <text:p>137101</text:p>
          </table:table-cell>
          <table:table-cell/>
          <table:table-cell table:style-name="ce3" office:value-type="string" calcext:value-type="string">
            <text:p>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Van Driest, S. L. <text:s/>et al. 2002</text:p>
          </table:table-cell>
          <table:table-cell table:style-name="ce44" office:value-type="float" office:value="12473556" calcext:value-type="float">
            <text:p>12473556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12" office:value-type="float" office:value="137102" calcext:value-type="float">
            <text:p>137102</text:p>
          </table:table-cell>
          <table:table-cell/>
          <table:table-cell table:style-name="ce3" office:value-type="string" calcext:value-type="string">
            <text:p>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Song, L. <text:s/>et al. 2005</text:p>
          </table:table-cell>
          <table:table-cell table:style-name="ce45" office:value-type="float" office:value="15563892" calcext:value-type="float">
            <text:p>15563892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ce3" office:value-type="string" calcext:value-type="string">
            <text:p>Chinese</text:p>
          </table:table-cell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13" office:value-type="float" office:value="137103" calcext:value-type="float">
            <text:p>137103</text:p>
          </table:table-cell>
          <table:table-cell/>
          <table:table-cell table:style-name="ce3" office:value-type="string" calcext:value-type="string">
            <text:p>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Ingles, J. <text:s/>et al. 2005</text:p>
          </table:table-cell>
          <table:table-cell table:style-name="ce46" office:value-type="float" office:value="16199542" calcext:value-type="float">
            <text:p>16199542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14" office:value-type="float" office:value="154693" calcext:value-type="float">
            <text:p>154693</text:p>
          </table:table-cell>
          <table:table-cell/>
          <table:table-cell table:style-name="ce3" office:value-type="string" calcext:value-type="string">
            <text:p>left ventricular wall thickness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Morita, H. <text:s/>et al. 2006</text:p>
          </table:table-cell>
          <table:table-cell table:style-name="ce47" office:value-type="float" office:value="16754800" calcext:value-type="float">
            <text:p>16754800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15" office:value-type="float" office:value="154694" calcext:value-type="float">
            <text:p>154694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Martins, E. <text:s/>et al. 2006</text:p>
          </table:table-cell>
          <table:table-cell table:style-name="ce48" office:value-type="float" office:value="16789403" calcext:value-type="float">
            <text:p>16789403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ce3" office:value-type="string" calcext:value-type="string">
            <text:p>Portuguese</text:p>
          </table:table-cell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16" office:value-type="float" office:value="154695" calcext:value-type="float">
            <text:p>154695</text:p>
          </table:table-cell>
          <table:table-cell/>
          <table:table-cell table:style-name="ce3" office:value-type="string" calcext:value-type="string">
            <text:p>cardiac hypertrop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Garcia-Castro, M. <text:s/>et al. 2006</text:p>
          </table:table-cell>
          <table:table-cell table:style-name="ce49" office:value-type="float" office:value="17101185" calcext:value-type="float">
            <text:p>17101185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17" office:value-type="float" office:value="561314" calcext:value-type="float">
            <text:p>561314</text:p>
          </table:table-cell>
          <table:table-cell table:number-columns-repeated="2"/>
          <table:table-cell table:style-name="ce3" office:value-type="string" calcext:value-type="string">
            <text:p>UNKNOWN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Juan R Gimeno <text:s/>, et al. <text:s/>Rev Esp Cardiol. <text:s/>2009 62(12):1473-7</text:p>
          </table:table-cell>
          <table:table-cell table:style-name="ce50" office:value-type="float" office:value="20038417" calcext:value-type="float">
            <text:p>20038417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18" office:value-type="float" office:value="561315" calcext:value-type="float">
            <text:p>561315</text:p>
          </table:table-cell>
          <table:table-cell/>
          <table:table-cell table:style-name="ce3" office:value-type="string" calcext:value-type="string">
            <text:p>hypertrophic 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Juan Pablo Kaski <text:s/>, et al. <text:s/>Circulation <text:s/>2009 2(5):436-41</text:p>
          </table:table-cell>
          <table:table-cell table:style-name="ce51" office:value-type="float" office:value="20031618" calcext:value-type="float">
            <text:p>20031618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19" office:value-type="float" office:value="561316" calcext:value-type="float">
            <text:p>561316</text:p>
          </table:table-cell>
          <table:table-cell/>
          <table:table-cell table:style-name="ce3" office:value-type="string" calcext:value-type="string">
            <text:p>Cardiomyopathy, Hypertrophic|Death, Sudden, Cardiac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Marshall Heradien <text:s/>, et al. <text:s/>Heart rhythm <text:s text:c="2"/>2009 6(11 Suppl):S18-24</text:p>
          </table:table-cell>
          <table:table-cell table:style-name="ce52" office:value-type="float" office:value="19880069" calcext:value-type="float">
            <text:p>19880069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20" office:value-type="float" office:value="561317" calcext:value-type="float">
            <text:p>561317</text:p>
          </table:table-cell>
          <table:table-cell/>
          <table:table-cell table:style-name="ce3" office:value-type="string" calcext:value-type="string">
            <text:p>idiopathic dilated 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Daniel Vega <text:s/>M <text:s/>, et al. <text:s/>European journal of heart failure <text:s text:c="2"/>2009 11(11):1031-5</text:p>
          </table:table-cell>
          <table:table-cell table:style-name="ce53" office:value-type="float" office:value="19875404" calcext:value-type="float">
            <text:p>19875404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21" office:value-type="float" office:value="561318" calcext:value-type="float">
            <text:p>561318</text:p>
          </table:table-cell>
          <table:table-cell/>
          <table:table-cell table:style-name="ce3" office:value-type="string" calcext:value-type="string">
            <text:p>Cardiomyopathy, Hypertrophic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Christopher J McLeod <text:s/>, et al. <text:s/>American heart journal <text:s/>2009 158(5):799-805</text:p>
          </table:table-cell>
          <table:table-cell table:style-name="ce54" office:value-type="float" office:value="19853701" calcext:value-type="float">
            <text:p>19853701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22" office:value-type="float" office:value="561319" calcext:value-type="float">
            <text:p>561319</text:p>
          </table:table-cell>
          <table:table-cell/>
          <table:table-cell table:style-name="ce3" office:value-type="string" calcext:value-type="string">
            <text:p>dilated 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Ray E Hershberger <text:s/>, et al. <text:s/>Clinical and translational science <text:s/>2008 1(1):21-26</text:p>
          </table:table-cell>
          <table:table-cell table:style-name="ce55" office:value-type="float" office:value="19412328" calcext:value-type="float">
            <text:p>19412328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23" office:value-type="float" office:value="561320" calcext:value-type="float">
            <text:p>561320</text:p>
          </table:table-cell>
          <table:table-cell/>
          <table:table-cell table:style-name="ce3" office:value-type="string" calcext:value-type="string">
            <text:p>Cardiomyopathy, Dilated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Daniel Vega <text:s/>M <text:s/>, et al. <text:s/>European journal of human genetics <text:s text:c="2"/>2009 17(10):1241-9</text:p>
          </table:table-cell>
          <table:table-cell table:style-name="ce56" office:value-type="float" office:value="19293840" calcext:value-type="float">
            <text:p>19293840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ce3" office:value-type="string" calcext:value-type="string">
            <text:p>DENMARK</text:p>
          </table:table-cell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24" office:value-type="float" office:value="561321" calcext:value-type="float">
            <text:p>561321</text:p>
          </table:table-cell>
          <table:table-cell/>
          <table:table-cell table:style-name="ce3" office:value-type="string" calcext:value-type="string">
            <text:p>idiopathic dilated 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Bin Chen <text:s/>, et al. <text:s/>Sichuan da xue xue bao <text:s/>2008 39(6):969-72</text:p>
          </table:table-cell>
          <table:table-cell table:style-name="ce57" office:value-type="float" office:value="19253838" calcext:value-type="float">
            <text:p>19253838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25" office:value-type="float" office:value="561322" calcext:value-type="float">
            <text:p>561322</text:p>
          </table:table-cell>
          <table:table-cell/>
          <table:table-cell table:style-name="ce3" office:value-type="string" calcext:value-type="string">
            <text:p>Cardiomyopathy, Hypertrophic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Monica Garcia-Castro <text:s/>, et al. <text:s/>Rev Esp Cardiol. <text:s/>2009 62(1):48-56</text:p>
          </table:table-cell>
          <table:table-cell table:style-name="ce58" office:value-type="float" office:value="19150014" calcext:value-type="float">
            <text:p>19150014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ce3" office:value-type="string" calcext:value-type="string">
            <text:p>SPAIN</text:p>
          </table:table-cell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26" office:value-type="float" office:value="561323" calcext:value-type="float">
            <text:p>561323</text:p>
          </table:table-cell>
          <table:table-cell/>
          <table:table-cell table:style-name="ce3" office:value-type="string" calcext:value-type="string">
            <text:p>Cardiomyopathy, Hypertrophic|Hypertrophy, Left Ventricular|Tachycardia, Ventricular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Katsuharu Uchiyama <text:s/>, et al. <text:s/>Annals of noninvasive electrocardiology <text:s text:c="2"/>2009 14(1):65-71</text:p>
          </table:table-cell>
          <table:table-cell table:style-name="ce59" office:value-type="float" office:value="19149795" calcext:value-type="float">
            <text:p>19149795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27" office:value-type="float" office:value="561324" calcext:value-type="float">
            <text:p>561324</text:p>
          </table:table-cell>
          <table:table-cell/>
          <table:table-cell table:style-name="ce3" office:value-type="string" calcext:value-type="string">
            <text:p>Cardiomyopathy, Hypertrophic|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Paal Skytt Andersen <text:s/>, et al. <text:s/>Human mutation <text:s/>2009 30(3):363-70</text:p>
          </table:table-cell>
          <table:table-cell table:style-name="ce60" office:value-type="float" office:value="19035361" calcext:value-type="float">
            <text:p>19035361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ce3" office:value-type="string" calcext:value-type="string">
            <text:p>DENMARK</text:p>
          </table:table-cell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28" office:value-type="float" office:value="561325" calcext:value-type="float">
            <text:p>561325</text:p>
          </table:table-cell>
          <table:table-cell/>
          <table:table-cell table:style-name="ce3" office:value-type="string" calcext:value-type="string">
            <text:p>Cardiomyopathy, Hypertrophic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J Martijn Bos <text:s/>, et al. <text:s/>American heart journal <text:s/>2008 155(6):1128-34</text:p>
          </table:table-cell>
          <table:table-cell table:style-name="ce61" office:value-type="float" office:value="18513529" calcext:value-type="float">
            <text:p>18513529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29" office:value-type="float" office:value="561326" calcext:value-type="float">
            <text:p>561326</text:p>
          </table:table-cell>
          <table:table-cell/>
          <table:table-cell table:style-name="ce3" office:value-type="string" calcext:value-type="string">
            <text:p>Cardiomyopathies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Sabine Klaassen <text:s/>, et al. <text:s/>Circulation <text:s/>2008 117(22):2893-901</text:p>
          </table:table-cell>
          <table:table-cell table:style-name="ce62" office:value-type="float" office:value="18506004" calcext:value-type="float">
            <text:p>18506004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30" office:value-type="float" office:value="561327" calcext:value-type="float">
            <text:p>561327</text:p>
          </table:table-cell>
          <table:table-cell/>
          <table:table-cell table:style-name="ce3" office:value-type="string" calcext:value-type="string">
            <text:p>Cardiomegaly|Cardiomyopathy, Dilated|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Hiroyuki Morita <text:s/>, et al. <text:s/>The New England journal of medicine <text:s/>2008 358(18):1899-908</text:p>
          </table:table-cell>
          <table:table-cell table:style-name="ce63" office:value-type="float" office:value="18403758" calcext:value-type="float">
            <text:p>18403758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31" office:value-type="float" office:value="672136" calcext:value-type="float">
            <text:p>672136</text:p>
          </table:table-cell>
          <table:table-cell/>
          <table:table-cell table:style-name="ce3" office:value-type="string" calcext:value-type="string">
            <text:p>Hypertrophy, Left Ventricular|Left Ventricular Hypertrop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Funada A <text:s/>et al. <text:s/>2010</text:p>
          </table:table-cell>
          <table:table-cell table:style-name="ce64" office:value-type="float" office:value="20975235" calcext:value-type="float">
            <text:p>20975235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32" office:value-type="float" office:value="672137" calcext:value-type="float">
            <text:p>672137</text:p>
          </table:table-cell>
          <table:table-cell/>
          <table:table-cell table:style-name="ce3" office:value-type="string" calcext:value-type="string">
            <text:p>Cardiomyopathy, Hypertrophic|Hypertrophic 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Millat G <text:s/>et al. <text:s/>2010</text:p>
          </table:table-cell>
          <table:table-cell table:style-name="ce65" office:value-type="float" office:value="20800588" calcext:value-type="float">
            <text:p>20800588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33" office:value-type="float" office:value="672138" calcext:value-type="float">
            <text:p>672138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ype 2 Diabetes| edema | rosiglitazone</text:p>
          </table:table-cell>
          <table:table-cell table:style-name="ce3" office:value-type="string" calcext:value-type="string">
            <text:p>PHARMACOGENOMIC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Bailey SD <text:s/>et al. <text:s/>2010</text:p>
          </table:table-cell>
          <table:table-cell table:style-name="ce66" office:value-type="float" office:value="20628086" calcext:value-type="float">
            <text:p>20628086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34" office:value-type="float" office:value="672139" calcext:value-type="float">
            <text:p>672139</text:p>
          </table:table-cell>
          <table:table-cell/>
          <table:table-cell table:style-name="ce3" office:value-type="string" calcext:value-type="string">
            <text:p>Cardiomyopathy, Hypertrophic|Death, Sudden, Cardiac|Hypertrophic Cardiomyopathy|Sudden Cardiac Death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Millat G <text:s/>et al. <text:s/>2011</text:p>
          </table:table-cell>
          <table:table-cell table:style-name="ce67" office:value-type="float" office:value="20624503" calcext:value-type="float">
            <text:p>20624503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35" office:value-type="float" office:value="672140" calcext:value-type="float">
            <text:p>672140</text:p>
          </table:table-cell>
          <table:table-cell/>
          <table:table-cell table:style-name="ce3" office:value-type="string" calcext:value-type="string">
            <text:p>Cardiomyopathy, Dilated|DCM - Dilated 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Zimmerman RS <text:s/>et al. <text:s/>2010</text:p>
          </table:table-cell>
          <table:table-cell table:style-name="ce68" office:value-type="float" office:value="20474083" calcext:value-type="float">
            <text:p>20474083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36" office:value-type="float" office:value="672141" calcext:value-type="float">
            <text:p>672141</text:p>
          </table:table-cell>
          <table:table-cell/>
          <table:table-cell table:style-name="ce3" office:value-type="string" calcext:value-type="string">
            <text:p>Cardiomyopathy, Hypertrophic|Hypertrophic 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Marsiglia JD <text:s/>et al. <text:s/>2010</text:p>
          </table:table-cell>
          <table:table-cell table:style-name="ce69" office:value-type="float" office:value="20414521" calcext:value-type="float">
            <text:p>20414521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37" office:value-type="float" office:value="672142" calcext:value-type="float">
            <text:p>672142</text:p>
          </table:table-cell>
          <table:table-cell/>
          <table:table-cell table:style-name="ce3" office:value-type="string" calcext:value-type="string">
            <text:p>Cardiomyopathy, Hypertrophic|Hypertrophic 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Girolami F <text:s/>et al. <text:s/>2010</text:p>
          </table:table-cell>
          <table:table-cell table:style-name="ce70" office:value-type="float" office:value="20359594" calcext:value-type="float">
            <text:p>20359594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5486-201345487" xlink:type="simple">rs12564445</text:a></text:span></text:p>
          </table:table-cell>
          <table:table-cell table:style-name="ce38" office:value-type="float" office:value="672143" calcext:value-type="float">
            <text:p>672143</text:p>
          </table:table-cell>
          <table:table-cell/>
          <table:table-cell table:style-name="ce3" office:value-type="string" calcext:value-type="string">
            <text:p>Cardiomyopathy, Dilated|DCM - Dilated 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Rampersaud E <text:s/>et al. <text:s/>2010</text:p>
          </table:table-cell>
          <table:table-cell table:style-name="ce71" office:value-type="float" office:value="20201937" calcext:value-type="float">
            <text:p>20201937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6" office:value-type="float" office:value="137096" calcext:value-type="float">
            <text:p>137096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left ventricular hypertrop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Komamura, K. <text:s/>et al. 2004</text:p>
          </table:table-cell>
          <table:table-cell table:style-name="ce39" office:value-type="float" office:value="14986170" calcext:value-type="float">
            <text:p>14986170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7" office:value-type="float" office:value="137097" calcext:value-type="float">
            <text:p>137097</text:p>
          </table:table-cell>
          <table:table-cell/>
          <table:table-cell table:style-name="ce3" office:value-type="string" calcext:value-type="string">
            <text:p>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Torricelli, F. <text:s/>et al. 2003</text:p>
          </table:table-cell>
          <table:table-cell table:style-name="ce40" office:value-type="float" office:value="14636924" calcext:value-type="float">
            <text:p>14636924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8" office:value-type="float" office:value="137098" calcext:value-type="float">
            <text:p>137098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An, F. S. <text:s/>et al. 2004</text:p>
          </table:table-cell>
          <table:table-cell table:style-name="ce41" office:value-type="float" office:value="15387941" calcext:value-type="float">
            <text:p>15387941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ce3" office:value-type="string" calcext:value-type="string">
            <text:p>Chinese</text:p>
          </table:table-cell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9" office:value-type="float" office:value="137099" calcext:value-type="float">
            <text:p>137099</text:p>
          </table:table-cell>
          <table:table-cell/>
          <table:table-cell table:style-name="ce3" office:value-type="string" calcext:value-type="string">
            <text:p>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Ackerman, M. J. <text:s/>et al. 2002</text:p>
          </table:table-cell>
          <table:table-cell table:style-name="ce42" office:value-type="float" office:value="12084606" calcext:value-type="float">
            <text:p>12084606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10" office:value-type="float" office:value="137100" calcext:value-type="float">
            <text:p>137100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Villard, E. <text:s/>et al. 2005</text:p>
          </table:table-cell>
          <table:table-cell table:style-name="ce43" office:value-type="float" office:value="15769782" calcext:value-type="float">
            <text:p>15769782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11" office:value-type="float" office:value="137101" calcext:value-type="float">
            <text:p>137101</text:p>
          </table:table-cell>
          <table:table-cell/>
          <table:table-cell table:style-name="ce3" office:value-type="string" calcext:value-type="string">
            <text:p>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Van Driest, S. L. <text:s/>et al. 2002</text:p>
          </table:table-cell>
          <table:table-cell table:style-name="ce44" office:value-type="float" office:value="12473556" calcext:value-type="float">
            <text:p>12473556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12" office:value-type="float" office:value="137102" calcext:value-type="float">
            <text:p>137102</text:p>
          </table:table-cell>
          <table:table-cell/>
          <table:table-cell table:style-name="ce3" office:value-type="string" calcext:value-type="string">
            <text:p>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Song, L. <text:s/>et al. 2005</text:p>
          </table:table-cell>
          <table:table-cell table:style-name="ce45" office:value-type="float" office:value="15563892" calcext:value-type="float">
            <text:p>15563892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ce3" office:value-type="string" calcext:value-type="string">
            <text:p>Chinese</text:p>
          </table:table-cell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13" office:value-type="float" office:value="137103" calcext:value-type="float">
            <text:p>137103</text:p>
          </table:table-cell>
          <table:table-cell/>
          <table:table-cell table:style-name="ce3" office:value-type="string" calcext:value-type="string">
            <text:p>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Ingles, J. <text:s/>et al. 2005</text:p>
          </table:table-cell>
          <table:table-cell table:style-name="ce46" office:value-type="float" office:value="16199542" calcext:value-type="float">
            <text:p>16199542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14" office:value-type="float" office:value="154693" calcext:value-type="float">
            <text:p>154693</text:p>
          </table:table-cell>
          <table:table-cell/>
          <table:table-cell table:style-name="ce3" office:value-type="string" calcext:value-type="string">
            <text:p>left ventricular wall thickness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Morita, H. <text:s/>et al. 2006</text:p>
          </table:table-cell>
          <table:table-cell table:style-name="ce47" office:value-type="float" office:value="16754800" calcext:value-type="float">
            <text:p>16754800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15" office:value-type="float" office:value="154694" calcext:value-type="float">
            <text:p>154694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Martins, E. <text:s/>et al. 2006</text:p>
          </table:table-cell>
          <table:table-cell table:style-name="ce48" office:value-type="float" office:value="16789403" calcext:value-type="float">
            <text:p>16789403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ce3" office:value-type="string" calcext:value-type="string">
            <text:p>Portuguese</text:p>
          </table:table-cell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16" office:value-type="float" office:value="154695" calcext:value-type="float">
            <text:p>154695</text:p>
          </table:table-cell>
          <table:table-cell/>
          <table:table-cell table:style-name="ce3" office:value-type="string" calcext:value-type="string">
            <text:p>cardiac hypertrop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Garcia-Castro, M. <text:s/>et al. 2006</text:p>
          </table:table-cell>
          <table:table-cell table:style-name="ce49" office:value-type="float" office:value="17101185" calcext:value-type="float">
            <text:p>17101185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17" office:value-type="float" office:value="561314" calcext:value-type="float">
            <text:p>561314</text:p>
          </table:table-cell>
          <table:table-cell table:number-columns-repeated="2"/>
          <table:table-cell table:style-name="ce3" office:value-type="string" calcext:value-type="string">
            <text:p>UNKNOWN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Juan R Gimeno <text:s/>, et al. <text:s/>Rev Esp Cardiol. <text:s/>2009 62(12):1473-7</text:p>
          </table:table-cell>
          <table:table-cell table:style-name="ce50" office:value-type="float" office:value="20038417" calcext:value-type="float">
            <text:p>20038417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18" office:value-type="float" office:value="561315" calcext:value-type="float">
            <text:p>561315</text:p>
          </table:table-cell>
          <table:table-cell/>
          <table:table-cell table:style-name="ce3" office:value-type="string" calcext:value-type="string">
            <text:p>hypertrophic 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Juan Pablo Kaski <text:s/>, et al. <text:s/>Circulation <text:s/>2009 2(5):436-41</text:p>
          </table:table-cell>
          <table:table-cell table:style-name="ce51" office:value-type="float" office:value="20031618" calcext:value-type="float">
            <text:p>20031618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19" office:value-type="float" office:value="561316" calcext:value-type="float">
            <text:p>561316</text:p>
          </table:table-cell>
          <table:table-cell/>
          <table:table-cell table:style-name="ce3" office:value-type="string" calcext:value-type="string">
            <text:p>Cardiomyopathy, Hypertrophic|Death, Sudden, Cardiac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Marshall Heradien <text:s/>, et al. <text:s/>Heart rhythm <text:s text:c="2"/>2009 6(11 Suppl):S18-24</text:p>
          </table:table-cell>
          <table:table-cell table:style-name="ce52" office:value-type="float" office:value="19880069" calcext:value-type="float">
            <text:p>19880069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20" office:value-type="float" office:value="561317" calcext:value-type="float">
            <text:p>561317</text:p>
          </table:table-cell>
          <table:table-cell/>
          <table:table-cell table:style-name="ce3" office:value-type="string" calcext:value-type="string">
            <text:p>idiopathic dilated 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Daniel Vega <text:s/>M <text:s/>, et al. <text:s/>European journal of heart failure <text:s text:c="2"/>2009 11(11):1031-5</text:p>
          </table:table-cell>
          <table:table-cell table:style-name="ce53" office:value-type="float" office:value="19875404" calcext:value-type="float">
            <text:p>19875404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21" office:value-type="float" office:value="561318" calcext:value-type="float">
            <text:p>561318</text:p>
          </table:table-cell>
          <table:table-cell/>
          <table:table-cell table:style-name="ce3" office:value-type="string" calcext:value-type="string">
            <text:p>Cardiomyopathy, Hypertrophic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Christopher J McLeod <text:s/>, et al. <text:s/>American heart journal <text:s/>2009 158(5):799-805</text:p>
          </table:table-cell>
          <table:table-cell table:style-name="ce54" office:value-type="float" office:value="19853701" calcext:value-type="float">
            <text:p>19853701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22" office:value-type="float" office:value="561319" calcext:value-type="float">
            <text:p>561319</text:p>
          </table:table-cell>
          <table:table-cell/>
          <table:table-cell table:style-name="ce3" office:value-type="string" calcext:value-type="string">
            <text:p>dilated 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Ray E Hershberger <text:s/>, et al. <text:s/>Clinical and translational science <text:s/>2008 1(1):21-26</text:p>
          </table:table-cell>
          <table:table-cell table:style-name="ce55" office:value-type="float" office:value="19412328" calcext:value-type="float">
            <text:p>19412328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23" office:value-type="float" office:value="561320" calcext:value-type="float">
            <text:p>561320</text:p>
          </table:table-cell>
          <table:table-cell/>
          <table:table-cell table:style-name="ce3" office:value-type="string" calcext:value-type="string">
            <text:p>Cardiomyopathy, Dilated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Daniel Vega <text:s/>M <text:s/>, et al. <text:s/>European journal of human genetics <text:s text:c="2"/>2009 17(10):1241-9</text:p>
          </table:table-cell>
          <table:table-cell table:style-name="ce56" office:value-type="float" office:value="19293840" calcext:value-type="float">
            <text:p>19293840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ce3" office:value-type="string" calcext:value-type="string">
            <text:p>DENMARK</text:p>
          </table:table-cell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24" office:value-type="float" office:value="561321" calcext:value-type="float">
            <text:p>561321</text:p>
          </table:table-cell>
          <table:table-cell/>
          <table:table-cell table:style-name="ce3" office:value-type="string" calcext:value-type="string">
            <text:p>idiopathic dilated 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Bin Chen <text:s/>, et al. <text:s/>Sichuan da xue xue bao <text:s/>2008 39(6):969-72</text:p>
          </table:table-cell>
          <table:table-cell table:style-name="ce57" office:value-type="float" office:value="19253838" calcext:value-type="float">
            <text:p>19253838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25" office:value-type="float" office:value="561322" calcext:value-type="float">
            <text:p>561322</text:p>
          </table:table-cell>
          <table:table-cell/>
          <table:table-cell table:style-name="ce3" office:value-type="string" calcext:value-type="string">
            <text:p>Cardiomyopathy, Hypertrophic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Monica Garcia-Castro <text:s/>, et al. <text:s/>Rev Esp Cardiol. <text:s/>2009 62(1):48-56</text:p>
          </table:table-cell>
          <table:table-cell table:style-name="ce58" office:value-type="float" office:value="19150014" calcext:value-type="float">
            <text:p>19150014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ce3" office:value-type="string" calcext:value-type="string">
            <text:p>SPAIN</text:p>
          </table:table-cell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26" office:value-type="float" office:value="561323" calcext:value-type="float">
            <text:p>561323</text:p>
          </table:table-cell>
          <table:table-cell/>
          <table:table-cell table:style-name="ce3" office:value-type="string" calcext:value-type="string">
            <text:p>Cardiomyopathy, Hypertrophic|Hypertrophy, Left Ventricular|Tachycardia, Ventricular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Katsuharu Uchiyama <text:s/>, et al. <text:s/>Annals of noninvasive electrocardiology <text:s text:c="2"/>2009 14(1):65-71</text:p>
          </table:table-cell>
          <table:table-cell table:style-name="ce59" office:value-type="float" office:value="19149795" calcext:value-type="float">
            <text:p>19149795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27" office:value-type="float" office:value="561324" calcext:value-type="float">
            <text:p>561324</text:p>
          </table:table-cell>
          <table:table-cell/>
          <table:table-cell table:style-name="ce3" office:value-type="string" calcext:value-type="string">
            <text:p>Cardiomyopathy, Hypertrophic|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Paal Skytt Andersen <text:s/>, et al. <text:s/>Human mutation <text:s/>2009 30(3):363-70</text:p>
          </table:table-cell>
          <table:table-cell table:style-name="ce60" office:value-type="float" office:value="19035361" calcext:value-type="float">
            <text:p>19035361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ce3" office:value-type="string" calcext:value-type="string">
            <text:p>DENMARK</text:p>
          </table:table-cell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28" office:value-type="float" office:value="561325" calcext:value-type="float">
            <text:p>561325</text:p>
          </table:table-cell>
          <table:table-cell/>
          <table:table-cell table:style-name="ce3" office:value-type="string" calcext:value-type="string">
            <text:p>Cardiomyopathy, Hypertrophic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J Martijn Bos <text:s/>, et al. <text:s/>American heart journal <text:s/>2008 155(6):1128-34</text:p>
          </table:table-cell>
          <table:table-cell table:style-name="ce61" office:value-type="float" office:value="18513529" calcext:value-type="float">
            <text:p>18513529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29" office:value-type="float" office:value="561326" calcext:value-type="float">
            <text:p>561326</text:p>
          </table:table-cell>
          <table:table-cell/>
          <table:table-cell table:style-name="ce3" office:value-type="string" calcext:value-type="string">
            <text:p>Cardiomyopathies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Sabine Klaassen <text:s/>, et al. <text:s/>Circulation <text:s/>2008 117(22):2893-901</text:p>
          </table:table-cell>
          <table:table-cell table:style-name="ce62" office:value-type="float" office:value="18506004" calcext:value-type="float">
            <text:p>18506004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0" office:value-type="float" office:value="561327" calcext:value-type="float">
            <text:p>561327</text:p>
          </table:table-cell>
          <table:table-cell/>
          <table:table-cell table:style-name="ce3" office:value-type="string" calcext:value-type="string">
            <text:p>Cardiomegaly|Cardiomyopathy, Dilated|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Hiroyuki Morita <text:s/>, et al. <text:s/>The New England journal of medicine <text:s/>2008 358(18):1899-908</text:p>
          </table:table-cell>
          <table:table-cell table:style-name="ce63" office:value-type="float" office:value="18403758" calcext:value-type="float">
            <text:p>18403758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1" office:value-type="float" office:value="672136" calcext:value-type="float">
            <text:p>672136</text:p>
          </table:table-cell>
          <table:table-cell/>
          <table:table-cell table:style-name="ce3" office:value-type="string" calcext:value-type="string">
            <text:p>Hypertrophy, Left Ventricular|Left Ventricular Hypertrop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Funada A <text:s/>et al. <text:s/>2010</text:p>
          </table:table-cell>
          <table:table-cell table:style-name="ce64" office:value-type="float" office:value="20975235" calcext:value-type="float">
            <text:p>20975235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2" office:value-type="float" office:value="672137" calcext:value-type="float">
            <text:p>672137</text:p>
          </table:table-cell>
          <table:table-cell/>
          <table:table-cell table:style-name="ce3" office:value-type="string" calcext:value-type="string">
            <text:p>Cardiomyopathy, Hypertrophic|Hypertrophic 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Millat G <text:s/>et al. <text:s/>2010</text:p>
          </table:table-cell>
          <table:table-cell table:style-name="ce65" office:value-type="float" office:value="20800588" calcext:value-type="float">
            <text:p>20800588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3" office:value-type="float" office:value="672138" calcext:value-type="float">
            <text:p>672138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ype 2 Diabetes| edema | rosiglitazone</text:p>
          </table:table-cell>
          <table:table-cell table:style-name="ce3" office:value-type="string" calcext:value-type="string">
            <text:p>PHARMACOGENOMIC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Bailey SD <text:s/>et al. <text:s/>2010</text:p>
          </table:table-cell>
          <table:table-cell table:style-name="ce66" office:value-type="float" office:value="20628086" calcext:value-type="float">
            <text:p>20628086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4" office:value-type="float" office:value="672139" calcext:value-type="float">
            <text:p>672139</text:p>
          </table:table-cell>
          <table:table-cell/>
          <table:table-cell table:style-name="ce3" office:value-type="string" calcext:value-type="string">
            <text:p>Cardiomyopathy, Hypertrophic|Death, Sudden, Cardiac|Hypertrophic Cardiomyopathy|Sudden Cardiac Death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Millat G <text:s/>et al. <text:s/>2011</text:p>
          </table:table-cell>
          <table:table-cell table:style-name="ce67" office:value-type="float" office:value="20624503" calcext:value-type="float">
            <text:p>20624503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5" office:value-type="float" office:value="672140" calcext:value-type="float">
            <text:p>672140</text:p>
          </table:table-cell>
          <table:table-cell/>
          <table:table-cell table:style-name="ce3" office:value-type="string" calcext:value-type="string">
            <text:p>Cardiomyopathy, Dilated|DCM - Dilated 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Zimmerman RS <text:s/>et al. <text:s/>2010</text:p>
          </table:table-cell>
          <table:table-cell table:style-name="ce68" office:value-type="float" office:value="20474083" calcext:value-type="float">
            <text:p>20474083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6" office:value-type="float" office:value="672141" calcext:value-type="float">
            <text:p>672141</text:p>
          </table:table-cell>
          <table:table-cell/>
          <table:table-cell table:style-name="ce3" office:value-type="string" calcext:value-type="string">
            <text:p>Cardiomyopathy, Hypertrophic|Hypertrophic 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Marsiglia JD <text:s/>et al. <text:s/>2010</text:p>
          </table:table-cell>
          <table:table-cell table:style-name="ce69" office:value-type="float" office:value="20414521" calcext:value-type="float">
            <text:p>20414521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7" office:value-type="float" office:value="672142" calcext:value-type="float">
            <text:p>672142</text:p>
          </table:table-cell>
          <table:table-cell/>
          <table:table-cell table:style-name="ce3" office:value-type="string" calcext:value-type="string">
            <text:p>Cardiomyopathy, Hypertrophic|Hypertrophic 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Girolami F <text:s/>et al. <text:s/>2010</text:p>
          </table:table-cell>
          <table:table-cell table:style-name="ce70" office:value-type="float" office:value="20359594" calcext:value-type="float">
            <text:p>20359594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3114-201343115" xlink:type="simple">rs3020556</text:a></text:span></text:p>
          </table:table-cell>
          <table:table-cell table:style-name="ce38" office:value-type="float" office:value="672143" calcext:value-type="float">
            <text:p>672143</text:p>
          </table:table-cell>
          <table:table-cell/>
          <table:table-cell table:style-name="ce3" office:value-type="string" calcext:value-type="string">
            <text:p>Cardiomyopathy, Dilated|DCM - Dilated 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Rampersaud E <text:s/>et al. <text:s/>2010</text:p>
          </table:table-cell>
          <table:table-cell table:style-name="ce71" office:value-type="float" office:value="20201937" calcext:value-type="float">
            <text:p>20201937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6" office:value-type="float" office:value="137096" calcext:value-type="float">
            <text:p>137096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left ventricular hypertrop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Komamura, K. <text:s/>et al. 2004</text:p>
          </table:table-cell>
          <table:table-cell table:style-name="ce39" office:value-type="float" office:value="14986170" calcext:value-type="float">
            <text:p>14986170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7" office:value-type="float" office:value="137097" calcext:value-type="float">
            <text:p>137097</text:p>
          </table:table-cell>
          <table:table-cell/>
          <table:table-cell table:style-name="ce3" office:value-type="string" calcext:value-type="string">
            <text:p>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Torricelli, F. <text:s/>et al. 2003</text:p>
          </table:table-cell>
          <table:table-cell table:style-name="ce40" office:value-type="float" office:value="14636924" calcext:value-type="float">
            <text:p>14636924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8" office:value-type="float" office:value="137098" calcext:value-type="float">
            <text:p>137098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An, F. S. <text:s/>et al. 2004</text:p>
          </table:table-cell>
          <table:table-cell table:style-name="ce41" office:value-type="float" office:value="15387941" calcext:value-type="float">
            <text:p>15387941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ce3" office:value-type="string" calcext:value-type="string">
            <text:p>Chinese</text:p>
          </table:table-cell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9" office:value-type="float" office:value="137099" calcext:value-type="float">
            <text:p>137099</text:p>
          </table:table-cell>
          <table:table-cell/>
          <table:table-cell table:style-name="ce3" office:value-type="string" calcext:value-type="string">
            <text:p>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Ackerman, M. J. <text:s/>et al. 2002</text:p>
          </table:table-cell>
          <table:table-cell table:style-name="ce42" office:value-type="float" office:value="12084606" calcext:value-type="float">
            <text:p>12084606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10" office:value-type="float" office:value="137100" calcext:value-type="float">
            <text:p>137100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Villard, E. <text:s/>et al. 2005</text:p>
          </table:table-cell>
          <table:table-cell table:style-name="ce43" office:value-type="float" office:value="15769782" calcext:value-type="float">
            <text:p>15769782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11" office:value-type="float" office:value="137101" calcext:value-type="float">
            <text:p>137101</text:p>
          </table:table-cell>
          <table:table-cell/>
          <table:table-cell table:style-name="ce3" office:value-type="string" calcext:value-type="string">
            <text:p>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Van Driest, S. L. <text:s/>et al. 2002</text:p>
          </table:table-cell>
          <table:table-cell table:style-name="ce44" office:value-type="float" office:value="12473556" calcext:value-type="float">
            <text:p>12473556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12" office:value-type="float" office:value="137102" calcext:value-type="float">
            <text:p>137102</text:p>
          </table:table-cell>
          <table:table-cell/>
          <table:table-cell table:style-name="ce3" office:value-type="string" calcext:value-type="string">
            <text:p>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Song, L. <text:s/>et al. 2005</text:p>
          </table:table-cell>
          <table:table-cell table:style-name="ce45" office:value-type="float" office:value="15563892" calcext:value-type="float">
            <text:p>15563892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ce3" office:value-type="string" calcext:value-type="string">
            <text:p>Chinese</text:p>
          </table:table-cell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13" office:value-type="float" office:value="137103" calcext:value-type="float">
            <text:p>137103</text:p>
          </table:table-cell>
          <table:table-cell/>
          <table:table-cell table:style-name="ce3" office:value-type="string" calcext:value-type="string">
            <text:p>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Ingles, J. <text:s/>et al. 2005</text:p>
          </table:table-cell>
          <table:table-cell table:style-name="ce46" office:value-type="float" office:value="16199542" calcext:value-type="float">
            <text:p>16199542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14" office:value-type="float" office:value="154693" calcext:value-type="float">
            <text:p>154693</text:p>
          </table:table-cell>
          <table:table-cell/>
          <table:table-cell table:style-name="ce3" office:value-type="string" calcext:value-type="string">
            <text:p>left ventricular wall thickness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Morita, H. <text:s/>et al. 2006</text:p>
          </table:table-cell>
          <table:table-cell table:style-name="ce47" office:value-type="float" office:value="16754800" calcext:value-type="float">
            <text:p>16754800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15" office:value-type="float" office:value="154694" calcext:value-type="float">
            <text:p>154694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Martins, E. <text:s/>et al. 2006</text:p>
          </table:table-cell>
          <table:table-cell table:style-name="ce48" office:value-type="float" office:value="16789403" calcext:value-type="float">
            <text:p>16789403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ce3" office:value-type="string" calcext:value-type="string">
            <text:p>Portuguese</text:p>
          </table:table-cell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16" office:value-type="float" office:value="154695" calcext:value-type="float">
            <text:p>154695</text:p>
          </table:table-cell>
          <table:table-cell/>
          <table:table-cell table:style-name="ce3" office:value-type="string" calcext:value-type="string">
            <text:p>cardiac hypertrop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Garcia-Castro, M. <text:s/>et al. 2006</text:p>
          </table:table-cell>
          <table:table-cell table:style-name="ce49" office:value-type="float" office:value="17101185" calcext:value-type="float">
            <text:p>17101185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17" office:value-type="float" office:value="561314" calcext:value-type="float">
            <text:p>561314</text:p>
          </table:table-cell>
          <table:table-cell table:number-columns-repeated="2"/>
          <table:table-cell table:style-name="ce3" office:value-type="string" calcext:value-type="string">
            <text:p>UNKNOWN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Juan R Gimeno <text:s/>, et al. <text:s/>Rev Esp Cardiol. <text:s/>2009 62(12):1473-7</text:p>
          </table:table-cell>
          <table:table-cell table:style-name="ce50" office:value-type="float" office:value="20038417" calcext:value-type="float">
            <text:p>20038417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18" office:value-type="float" office:value="561315" calcext:value-type="float">
            <text:p>561315</text:p>
          </table:table-cell>
          <table:table-cell/>
          <table:table-cell table:style-name="ce3" office:value-type="string" calcext:value-type="string">
            <text:p>hypertrophic 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Juan Pablo Kaski <text:s/>, et al. <text:s/>Circulation <text:s/>2009 2(5):436-41</text:p>
          </table:table-cell>
          <table:table-cell table:style-name="ce51" office:value-type="float" office:value="20031618" calcext:value-type="float">
            <text:p>20031618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19" office:value-type="float" office:value="561316" calcext:value-type="float">
            <text:p>561316</text:p>
          </table:table-cell>
          <table:table-cell/>
          <table:table-cell table:style-name="ce3" office:value-type="string" calcext:value-type="string">
            <text:p>Cardiomyopathy, Hypertrophic|Death, Sudden, Cardiac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Marshall Heradien <text:s/>, et al. <text:s/>Heart rhythm <text:s text:c="2"/>2009 6(11 Suppl):S18-24</text:p>
          </table:table-cell>
          <table:table-cell table:style-name="ce52" office:value-type="float" office:value="19880069" calcext:value-type="float">
            <text:p>19880069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20" office:value-type="float" office:value="561317" calcext:value-type="float">
            <text:p>561317</text:p>
          </table:table-cell>
          <table:table-cell/>
          <table:table-cell table:style-name="ce3" office:value-type="string" calcext:value-type="string">
            <text:p>idiopathic dilated 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Daniel Vega <text:s/>M <text:s/>, et al. <text:s/>European journal of heart failure <text:s text:c="2"/>2009 11(11):1031-5</text:p>
          </table:table-cell>
          <table:table-cell table:style-name="ce53" office:value-type="float" office:value="19875404" calcext:value-type="float">
            <text:p>19875404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21" office:value-type="float" office:value="561318" calcext:value-type="float">
            <text:p>561318</text:p>
          </table:table-cell>
          <table:table-cell/>
          <table:table-cell table:style-name="ce3" office:value-type="string" calcext:value-type="string">
            <text:p>Cardiomyopathy, Hypertrophic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Christopher J McLeod <text:s/>, et al. <text:s/>American heart journal <text:s/>2009 158(5):799-805</text:p>
          </table:table-cell>
          <table:table-cell table:style-name="ce54" office:value-type="float" office:value="19853701" calcext:value-type="float">
            <text:p>19853701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22" office:value-type="float" office:value="561319" calcext:value-type="float">
            <text:p>561319</text:p>
          </table:table-cell>
          <table:table-cell/>
          <table:table-cell table:style-name="ce3" office:value-type="string" calcext:value-type="string">
            <text:p>dilated 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Ray E Hershberger <text:s/>, et al. <text:s/>Clinical and translational science <text:s/>2008 1(1):21-26</text:p>
          </table:table-cell>
          <table:table-cell table:style-name="ce55" office:value-type="float" office:value="19412328" calcext:value-type="float">
            <text:p>19412328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23" office:value-type="float" office:value="561320" calcext:value-type="float">
            <text:p>561320</text:p>
          </table:table-cell>
          <table:table-cell/>
          <table:table-cell table:style-name="ce3" office:value-type="string" calcext:value-type="string">
            <text:p>Cardiomyopathy, Dilated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Daniel Vega <text:s/>M <text:s/>, et al. <text:s/>European journal of human genetics <text:s text:c="2"/>2009 17(10):1241-9</text:p>
          </table:table-cell>
          <table:table-cell table:style-name="ce56" office:value-type="float" office:value="19293840" calcext:value-type="float">
            <text:p>19293840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ce3" office:value-type="string" calcext:value-type="string">
            <text:p>DENMARK</text:p>
          </table:table-cell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24" office:value-type="float" office:value="561321" calcext:value-type="float">
            <text:p>561321</text:p>
          </table:table-cell>
          <table:table-cell/>
          <table:table-cell table:style-name="ce3" office:value-type="string" calcext:value-type="string">
            <text:p>idiopathic dilated 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Bin Chen <text:s/>, et al. <text:s/>Sichuan da xue xue bao <text:s/>2008 39(6):969-72</text:p>
          </table:table-cell>
          <table:table-cell table:style-name="ce57" office:value-type="float" office:value="19253838" calcext:value-type="float">
            <text:p>19253838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25" office:value-type="float" office:value="561322" calcext:value-type="float">
            <text:p>561322</text:p>
          </table:table-cell>
          <table:table-cell/>
          <table:table-cell table:style-name="ce3" office:value-type="string" calcext:value-type="string">
            <text:p>Cardiomyopathy, Hypertrophic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Monica Garcia-Castro <text:s/>, et al. <text:s/>Rev Esp Cardiol. <text:s/>2009 62(1):48-56</text:p>
          </table:table-cell>
          <table:table-cell table:style-name="ce58" office:value-type="float" office:value="19150014" calcext:value-type="float">
            <text:p>19150014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ce3" office:value-type="string" calcext:value-type="string">
            <text:p>SPAIN</text:p>
          </table:table-cell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26" office:value-type="float" office:value="561323" calcext:value-type="float">
            <text:p>561323</text:p>
          </table:table-cell>
          <table:table-cell/>
          <table:table-cell table:style-name="ce3" office:value-type="string" calcext:value-type="string">
            <text:p>Cardiomyopathy, Hypertrophic|Hypertrophy, Left Ventricular|Tachycardia, Ventricular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Katsuharu Uchiyama <text:s/>, et al. <text:s/>Annals of noninvasive electrocardiology <text:s text:c="2"/>2009 14(1):65-71</text:p>
          </table:table-cell>
          <table:table-cell table:style-name="ce59" office:value-type="float" office:value="19149795" calcext:value-type="float">
            <text:p>19149795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27" office:value-type="float" office:value="561324" calcext:value-type="float">
            <text:p>561324</text:p>
          </table:table-cell>
          <table:table-cell/>
          <table:table-cell table:style-name="ce3" office:value-type="string" calcext:value-type="string">
            <text:p>Cardiomyopathy, Hypertrophic|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Paal Skytt Andersen <text:s/>, et al. <text:s/>Human mutation <text:s/>2009 30(3):363-70</text:p>
          </table:table-cell>
          <table:table-cell table:style-name="ce60" office:value-type="float" office:value="19035361" calcext:value-type="float">
            <text:p>19035361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ce3" office:value-type="string" calcext:value-type="string">
            <text:p>DENMARK</text:p>
          </table:table-cell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28" office:value-type="float" office:value="561325" calcext:value-type="float">
            <text:p>561325</text:p>
          </table:table-cell>
          <table:table-cell/>
          <table:table-cell table:style-name="ce3" office:value-type="string" calcext:value-type="string">
            <text:p>Cardiomyopathy, Hypertrophic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J Martijn Bos <text:s/>, et al. <text:s/>American heart journal <text:s/>2008 155(6):1128-34</text:p>
          </table:table-cell>
          <table:table-cell table:style-name="ce61" office:value-type="float" office:value="18513529" calcext:value-type="float">
            <text:p>18513529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29" office:value-type="float" office:value="561326" calcext:value-type="float">
            <text:p>561326</text:p>
          </table:table-cell>
          <table:table-cell/>
          <table:table-cell table:style-name="ce3" office:value-type="string" calcext:value-type="string">
            <text:p>Cardiomyopathies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Sabine Klaassen <text:s/>, et al. <text:s/>Circulation <text:s/>2008 117(22):2893-901</text:p>
          </table:table-cell>
          <table:table-cell table:style-name="ce62" office:value-type="float" office:value="18506004" calcext:value-type="float">
            <text:p>18506004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0" office:value-type="float" office:value="561327" calcext:value-type="float">
            <text:p>561327</text:p>
          </table:table-cell>
          <table:table-cell/>
          <table:table-cell table:style-name="ce3" office:value-type="string" calcext:value-type="string">
            <text:p>Cardiomegaly|Cardiomyopathy, Dilated|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Hiroyuki Morita <text:s/>, et al. <text:s/>The New England journal of medicine <text:s/>2008 358(18):1899-908</text:p>
          </table:table-cell>
          <table:table-cell table:style-name="ce63" office:value-type="float" office:value="18403758" calcext:value-type="float">
            <text:p>18403758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1" office:value-type="float" office:value="672136" calcext:value-type="float">
            <text:p>672136</text:p>
          </table:table-cell>
          <table:table-cell/>
          <table:table-cell table:style-name="ce3" office:value-type="string" calcext:value-type="string">
            <text:p>Hypertrophy, Left Ventricular|Left Ventricular Hypertrop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Funada A <text:s/>et al. <text:s/>2010</text:p>
          </table:table-cell>
          <table:table-cell table:style-name="ce64" office:value-type="float" office:value="20975235" calcext:value-type="float">
            <text:p>20975235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2" office:value-type="float" office:value="672137" calcext:value-type="float">
            <text:p>672137</text:p>
          </table:table-cell>
          <table:table-cell/>
          <table:table-cell table:style-name="ce3" office:value-type="string" calcext:value-type="string">
            <text:p>Cardiomyopathy, Hypertrophic|Hypertrophic 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Millat G <text:s/>et al. <text:s/>2010</text:p>
          </table:table-cell>
          <table:table-cell table:style-name="ce65" office:value-type="float" office:value="20800588" calcext:value-type="float">
            <text:p>20800588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3" office:value-type="float" office:value="672138" calcext:value-type="float">
            <text:p>672138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ype 2 Diabetes| edema | rosiglitazone</text:p>
          </table:table-cell>
          <table:table-cell table:style-name="ce3" office:value-type="string" calcext:value-type="string">
            <text:p>PHARMACOGENOMIC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Bailey SD <text:s/>et al. <text:s/>2010</text:p>
          </table:table-cell>
          <table:table-cell table:style-name="ce66" office:value-type="float" office:value="20628086" calcext:value-type="float">
            <text:p>20628086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4" office:value-type="float" office:value="672139" calcext:value-type="float">
            <text:p>672139</text:p>
          </table:table-cell>
          <table:table-cell/>
          <table:table-cell table:style-name="ce3" office:value-type="string" calcext:value-type="string">
            <text:p>Cardiomyopathy, Hypertrophic|Death, Sudden, Cardiac|Hypertrophic Cardiomyopathy|Sudden Cardiac Death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Millat G <text:s/>et al. <text:s/>2011</text:p>
          </table:table-cell>
          <table:table-cell table:style-name="ce67" office:value-type="float" office:value="20624503" calcext:value-type="float">
            <text:p>20624503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5" office:value-type="float" office:value="672140" calcext:value-type="float">
            <text:p>672140</text:p>
          </table:table-cell>
          <table:table-cell/>
          <table:table-cell table:style-name="ce3" office:value-type="string" calcext:value-type="string">
            <text:p>Cardiomyopathy, Dilated|DCM - Dilated 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Zimmerman RS <text:s/>et al. <text:s/>2010</text:p>
          </table:table-cell>
          <table:table-cell table:style-name="ce68" office:value-type="float" office:value="20474083" calcext:value-type="float">
            <text:p>20474083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6" office:value-type="float" office:value="672141" calcext:value-type="float">
            <text:p>672141</text:p>
          </table:table-cell>
          <table:table-cell/>
          <table:table-cell table:style-name="ce3" office:value-type="string" calcext:value-type="string">
            <text:p>Cardiomyopathy, Hypertrophic|Hypertrophic 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Marsiglia JD <text:s/>et al. <text:s/>2010</text:p>
          </table:table-cell>
          <table:table-cell table:style-name="ce69" office:value-type="float" office:value="20414521" calcext:value-type="float">
            <text:p>20414521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7" office:value-type="float" office:value="672142" calcext:value-type="float">
            <text:p>672142</text:p>
          </table:table-cell>
          <table:table-cell/>
          <table:table-cell table:style-name="ce3" office:value-type="string" calcext:value-type="string">
            <text:p>Cardiomyopathy, Hypertrophic|Hypertrophic 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Girolami F <text:s/>et al. <text:s/>2010</text:p>
          </table:table-cell>
          <table:table-cell table:style-name="ce70" office:value-type="float" office:value="20359594" calcext:value-type="float">
            <text:p>20359594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9043-201339044" xlink:type="simple">rs45584633</text:a></text:span></text:p>
          </table:table-cell>
          <table:table-cell table:style-name="ce38" office:value-type="float" office:value="672143" calcext:value-type="float">
            <text:p>672143</text:p>
          </table:table-cell>
          <table:table-cell/>
          <table:table-cell table:style-name="ce3" office:value-type="string" calcext:value-type="string">
            <text:p>Cardiomyopathy, Dilated|DCM - Dilated cardiomyopathy</text:p>
          </table:table-cell>
          <table:table-cell table:style-name="ce3" office:value-type="string" calcext:value-type="string">
            <text:p>CARDIOVASCULAR</text:p>
          </table:table-cell>
          <table:table-cell table:style-name="ce2" office:value-type="string" calcext:value-type="string">
            <text:p><text:span text:style-name="T1"><text:a xlink:href="http://geneticassociationdb.nih.gov/cgi-bin/tableview.cgi?table=diseaseview&amp;cond=gene='TNNT2" xlink:type="simple">TNNT2</text:a></text:span></text:p>
          </table:table-cell>
          <table:table-cell table:style-name="ce3" office:value-type="string" calcext:value-type="string">
            <text:p>Rampersaud E <text:s/>et al. <text:s/>2010</text:p>
          </table:table-cell>
          <table:table-cell table:style-name="ce71" office:value-type="float" office:value="20201937" calcext:value-type="float">
            <text:p>20201937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4" office:value-type="float" office:value="7139" calcext:value-type="float">
            <text:p>7139</text:p>
          </table:table-cell>
          <table:table-cell table:number-columns-repeated="1012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SMIC" table:style-name="ta17">
        <office:forms form:automatic-focus="false" form:apply-design-mode="false"/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WAS Catalogue" table:style-name="ta18">
        <office:forms form:automatic-focus="false" form:apply-design-mode="false"/>
        <table:table-column table:style-name="co1" table:default-cell-style-name="Default"/>
        <table:table-column table:style-name="co42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9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SNP</text:p>
          </table:table-cell>
          <table:table-cell table:style-name="ce1" office:value-type="string" calcext:value-type="string">
            <text:p>Catalogue Id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Genes</text:p>
          </table:table-cell>
          <table:table-cell table:style-name="ce1" office:value-type="string" calcext:value-type="string">
            <text:p>Allele_frequency</text:p>
          </table:table-cell>
          <table:table-cell table:style-name="ce1" office:value-type="string" calcext:value-type="string">
            <text:p>Trait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Pubme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%3A-" xlink:type="simple">rs12564445</text:a></text:span></text:p>
          </table:table-cell>
          <table:table-cell table:style-name="ce3" office:value-type="string" calcext:value-type="string">
            <text:p>rs12564445</text:p>
          </table:table-cell>
          <table:table-cell table:style-name="ce3" office:value-type="string" calcext:value-type="string">
            <text:p>1q32.1</text:p>
          </table:table-cell>
          <table:table-cell table:style-name="ce3" office:value-type="string" calcext:value-type="string">
            <text:p>TNNT2</text:p>
          </table:table-cell>
          <table:table-cell table:style-name="ce3" office:value-type="string" calcext:value-type="string">
            <text:p>NR</text:p>
          </table:table-cell>
          <table:table-cell table:style-name="ce3" office:value-type="string" calcext:value-type="string">
            <text:p>Cardiac Troponin-T levels</text:p>
          </table:table-cell>
          <table:table-cell table:style-name="ce3" office:value-type="string" calcext:value-type="string">
            <text:p>9,491 European ancestry individuals, up to 2,053 African American individuals</text:p>
          </table:table-cell>
          <table:table-cell table:style-name="ce3" office:value-type="string" calcext:value-type="string">
            <text:p>Affymetrix and Illumina [~2.5 Million] (imputed)</text:p>
          </table:table-cell>
          <table:table-cell table:style-name="ce72" office:value-type="float" office:value="23247143" calcext:value-type="float">
            <text:p>232471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%3A-" xlink:type="simple">rs12564445</text:a></text:span></text:p>
          </table:table-cell>
          <table:table-cell table:style-name="ce3" office:value-type="string" calcext:value-type="string">
            <text:p>rs12564445</text:p>
          </table:table-cell>
          <table:table-cell table:style-name="ce3" office:value-type="string" calcext:value-type="string">
            <text:p>1q32.1</text:p>
          </table:table-cell>
          <table:table-cell table:style-name="ce3" office:value-type="string" calcext:value-type="string">
            <text:p>TNNT2</text:p>
          </table:table-cell>
          <table:table-cell table:style-name="ce3" office:value-type="string" calcext:value-type="string">
            <text:p>NR</text:p>
          </table:table-cell>
          <table:table-cell table:style-name="ce3" office:value-type="string" calcext:value-type="string">
            <text:p>Cardiac Troponin-T levels</text:p>
          </table:table-cell>
          <table:table-cell table:style-name="ce3" office:value-type="string" calcext:value-type="string">
            <text:p>9,491 European ancestry individuals, up to 2,053 African American individuals</text:p>
          </table:table-cell>
          <table:table-cell table:style-name="ce3" office:value-type="string" calcext:value-type="string">
            <text:p>Affymetrix and Illumina [~2.5 Million] (imputed)</text:p>
          </table:table-cell>
          <table:table-cell table:style-name="ce72" office:value-type="float" office:value="23247143" calcext:value-type="float">
            <text:p>23247143</text:p>
          </table:table-cell>
          <table:table-cell table:number-columns-repeated="101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py Number Variations (CNV)" table:style-name="ta1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9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7" table:default-cell-style-name="Default"/>
        <table:table-column table:style-name="co51" table:default-cell-style-name="Default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SNP</text:p>
          </table:table-cell>
          <table:table-cell table:style-name="ce1" office:value-type="string" calcext:value-type="string">
            <text:p>Chromosome</text:p>
          </table:table-cell>
          <table:table-cell table:style-name="ce1" office:value-type="string" calcext:value-type="string">
            <text:p>chromStart</text:p>
          </table:table-cell>
          <table:table-cell table:style-name="ce1" office:value-type="string" calcext:value-type="string">
            <text:p>chromEn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Pubmed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Gain</text:p>
          </table:table-cell>
          <table:table-cell table:style-name="ce1" office:value-type="string" calcext:value-type="string">
            <text:p>Loss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285712-201503732&amp;dgv=full" xlink:type="simple">rs12564445</text:a></text:span></text:p>
          </table:table-cell>
          <table:table-cell table:style-name="ce3" office:value-type="string" calcext:value-type="string">
            <text:p>chr1</text:p>
          </table:table-cell>
          <table:table-cell table:style-name="ce3" office:value-type="float" office:value="201285712" calcext:value-type="float">
            <text:p>201285712</text:p>
          </table:table-cell>
          <table:table-cell table:style-name="ce3" office:value-type="float" office:value="201503732" calcext:value-type="float">
            <text:p>201503732</text:p>
          </table:table-cell>
          <table:table-cell table:style-name="ce3" office:value-type="string" calcext:value-type="string">
            <text:p>Gain</text:p>
          </table:table-cell>
          <table:table-cell table:style-name="ce3" office:value-type="string" calcext:value-type="string">
            <text:p>Itsara et al 2009</text:p>
          </table:table-cell>
          <table:table-cell table:style-name="ce73" office:value-type="float" office:value="19166990" calcext:value-type="float">
            <text:p>19166990</text:p>
          </table:table-cell>
          <table:table-cell table:style-name="ce3" office:value-type="string" calcext:value-type="string">
            <text:p>BAC_aCGH,SNP_genotyping_analysis</text:p>
          </table:table-cell>
          <table:table-cell table:style-name="ce3" office:value-type="float" office:value="1557" calcext:value-type="float">
            <text:p>15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288955-201503732&amp;dgv=full" xlink:type="simple">rs12564445</text:a></text:span></text:p>
          </table:table-cell>
          <table:table-cell table:style-name="ce3" office:value-type="string" calcext:value-type="string">
            <text:p>chr1</text:p>
          </table:table-cell>
          <table:table-cell table:style-name="ce3" office:value-type="float" office:value="201288955" calcext:value-type="float">
            <text:p>201288955</text:p>
          </table:table-cell>
          <table:table-cell table:style-name="ce3" office:value-type="float" office:value="201503732" calcext:value-type="float">
            <text:p>201503732</text:p>
          </table:table-cell>
          <table:table-cell table:style-name="ce3" office:value-type="string" calcext:value-type="string">
            <text:p>Gain</text:p>
          </table:table-cell>
          <table:table-cell table:style-name="ce3" office:value-type="string" calcext:value-type="string">
            <text:p>Jakobsson et al 2008</text:p>
          </table:table-cell>
          <table:table-cell table:style-name="ce74" office:value-type="float" office:value="18288195" calcext:value-type="float">
            <text:p>18288195</text:p>
          </table:table-cell>
          <table:table-cell table:style-name="ce3" office:value-type="string" calcext:value-type="string">
            <text:p>SNP_genotyping_analysis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3591-201495116&amp;dgv=full" xlink:type="simple">rs12564445</text:a></text:span></text:p>
          </table:table-cell>
          <table:table-cell table:style-name="ce3" office:value-type="string" calcext:value-type="string">
            <text:p>chr1</text:p>
          </table:table-cell>
          <table:table-cell table:style-name="ce3" office:value-type="float" office:value="201333591" calcext:value-type="float">
            <text:p>201333591</text:p>
          </table:table-cell>
          <table:table-cell table:style-name="ce3" office:value-type="float" office:value="201495116" calcext:value-type="float">
            <text:p>201495116</text:p>
          </table:table-cell>
          <table:table-cell table:style-name="ce3" office:value-type="string" calcext:value-type="string">
            <text:p>Loss</text:p>
          </table:table-cell>
          <table:table-cell table:style-name="ce3" office:value-type="string" calcext:value-type="string">
            <text:p>Wong_et_al_2007</text:p>
          </table:table-cell>
          <table:table-cell table:style-name="ce75" office:value-type="float" office:value="17160897" calcext:value-type="float">
            <text:p>17160897</text:p>
          </table:table-cell>
          <table:table-cell table:style-name="ce3" office:value-type="string" calcext:value-type="string">
            <text:p>BAC_aCGH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4848-201445015&amp;dgv=full" xlink:type="simple">rs12564445</text:a></text:span></text:p>
          </table:table-cell>
          <table:table-cell table:style-name="ce3" office:value-type="string" calcext:value-type="string">
            <text:p>chr1</text:p>
          </table:table-cell>
          <table:table-cell table:style-name="ce3" office:value-type="float" office:value="201344848" calcext:value-type="float">
            <text:p>201344848</text:p>
          </table:table-cell>
          <table:table-cell table:style-name="ce3" office:value-type="float" office:value="201445015" calcext:value-type="float">
            <text:p>201445015</text:p>
          </table:table-cell>
          <table:table-cell table:style-name="ce3" office:value-type="string" calcext:value-type="string">
            <text:p>Loss</text:p>
          </table:table-cell>
          <table:table-cell table:style-name="ce3" office:value-type="string" calcext:value-type="string">
            <text:p>Wong_et_al_2007</text:p>
          </table:table-cell>
          <table:table-cell table:style-name="ce75" office:value-type="float" office:value="17160897" calcext:value-type="float">
            <text:p>17160897</text:p>
          </table:table-cell>
          <table:table-cell table:style-name="ce3" office:value-type="string" calcext:value-type="string">
            <text:p>BAC_aCGH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285712-201503732&amp;dgv=full" xlink:type="simple">rs3020556</text:a></text:span></text:p>
          </table:table-cell>
          <table:table-cell table:style-name="ce3" office:value-type="string" calcext:value-type="string">
            <text:p>chr1</text:p>
          </table:table-cell>
          <table:table-cell table:style-name="ce3" office:value-type="float" office:value="201285712" calcext:value-type="float">
            <text:p>201285712</text:p>
          </table:table-cell>
          <table:table-cell table:style-name="ce3" office:value-type="float" office:value="201503732" calcext:value-type="float">
            <text:p>201503732</text:p>
          </table:table-cell>
          <table:table-cell table:style-name="ce3" office:value-type="string" calcext:value-type="string">
            <text:p>Gain</text:p>
          </table:table-cell>
          <table:table-cell table:style-name="ce3" office:value-type="string" calcext:value-type="string">
            <text:p>Itsara et al 2009</text:p>
          </table:table-cell>
          <table:table-cell table:style-name="ce73" office:value-type="float" office:value="19166990" calcext:value-type="float">
            <text:p>19166990</text:p>
          </table:table-cell>
          <table:table-cell table:style-name="ce3" office:value-type="string" calcext:value-type="string">
            <text:p>BAC_aCGH,SNP_genotyping_analysis</text:p>
          </table:table-cell>
          <table:table-cell table:style-name="ce3" office:value-type="float" office:value="1557" calcext:value-type="float">
            <text:p>15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288955-201503732&amp;dgv=full" xlink:type="simple">rs3020556</text:a></text:span></text:p>
          </table:table-cell>
          <table:table-cell table:style-name="ce3" office:value-type="string" calcext:value-type="string">
            <text:p>chr1</text:p>
          </table:table-cell>
          <table:table-cell table:style-name="ce3" office:value-type="float" office:value="201288955" calcext:value-type="float">
            <text:p>201288955</text:p>
          </table:table-cell>
          <table:table-cell table:style-name="ce3" office:value-type="float" office:value="201503732" calcext:value-type="float">
            <text:p>201503732</text:p>
          </table:table-cell>
          <table:table-cell table:style-name="ce3" office:value-type="string" calcext:value-type="string">
            <text:p>Gain</text:p>
          </table:table-cell>
          <table:table-cell table:style-name="ce3" office:value-type="string" calcext:value-type="string">
            <text:p>Jakobsson et al 2008</text:p>
          </table:table-cell>
          <table:table-cell table:style-name="ce74" office:value-type="float" office:value="18288195" calcext:value-type="float">
            <text:p>18288195</text:p>
          </table:table-cell>
          <table:table-cell table:style-name="ce3" office:value-type="string" calcext:value-type="string">
            <text:p>SNP_genotyping_analysis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3591-201495116&amp;dgv=full" xlink:type="simple">rs3020556</text:a></text:span></text:p>
          </table:table-cell>
          <table:table-cell table:style-name="ce3" office:value-type="string" calcext:value-type="string">
            <text:p>chr1</text:p>
          </table:table-cell>
          <table:table-cell table:style-name="ce3" office:value-type="float" office:value="201333591" calcext:value-type="float">
            <text:p>201333591</text:p>
          </table:table-cell>
          <table:table-cell table:style-name="ce3" office:value-type="float" office:value="201495116" calcext:value-type="float">
            <text:p>201495116</text:p>
          </table:table-cell>
          <table:table-cell table:style-name="ce3" office:value-type="string" calcext:value-type="string">
            <text:p>Loss</text:p>
          </table:table-cell>
          <table:table-cell table:style-name="ce3" office:value-type="string" calcext:value-type="string">
            <text:p>Wong_et_al_2007</text:p>
          </table:table-cell>
          <table:table-cell table:style-name="ce75" office:value-type="float" office:value="17160897" calcext:value-type="float">
            <text:p>17160897</text:p>
          </table:table-cell>
          <table:table-cell table:style-name="ce3" office:value-type="string" calcext:value-type="string">
            <text:p>BAC_aCGH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285712-201503732&amp;dgv=full" xlink:type="simple">rs2275866</text:a></text:span></text:p>
          </table:table-cell>
          <table:table-cell table:style-name="ce3" office:value-type="string" calcext:value-type="string">
            <text:p>chr1</text:p>
          </table:table-cell>
          <table:table-cell table:style-name="ce3" office:value-type="float" office:value="201285712" calcext:value-type="float">
            <text:p>201285712</text:p>
          </table:table-cell>
          <table:table-cell table:style-name="ce3" office:value-type="float" office:value="201503732" calcext:value-type="float">
            <text:p>201503732</text:p>
          </table:table-cell>
          <table:table-cell table:style-name="ce3" office:value-type="string" calcext:value-type="string">
            <text:p>Gain</text:p>
          </table:table-cell>
          <table:table-cell table:style-name="ce3" office:value-type="string" calcext:value-type="string">
            <text:p>Itsara et al 2009</text:p>
          </table:table-cell>
          <table:table-cell table:style-name="ce73" office:value-type="float" office:value="19166990" calcext:value-type="float">
            <text:p>19166990</text:p>
          </table:table-cell>
          <table:table-cell table:style-name="ce3" office:value-type="string" calcext:value-type="string">
            <text:p>BAC_aCGH,SNP_genotyping_analysis</text:p>
          </table:table-cell>
          <table:table-cell table:style-name="ce3" office:value-type="float" office:value="1557" calcext:value-type="float">
            <text:p>15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288955-201503732&amp;dgv=full" xlink:type="simple">rs2275866</text:a></text:span></text:p>
          </table:table-cell>
          <table:table-cell table:style-name="ce3" office:value-type="string" calcext:value-type="string">
            <text:p>chr1</text:p>
          </table:table-cell>
          <table:table-cell table:style-name="ce3" office:value-type="float" office:value="201288955" calcext:value-type="float">
            <text:p>201288955</text:p>
          </table:table-cell>
          <table:table-cell table:style-name="ce3" office:value-type="float" office:value="201503732" calcext:value-type="float">
            <text:p>201503732</text:p>
          </table:table-cell>
          <table:table-cell table:style-name="ce3" office:value-type="string" calcext:value-type="string">
            <text:p>Gain</text:p>
          </table:table-cell>
          <table:table-cell table:style-name="ce3" office:value-type="string" calcext:value-type="string">
            <text:p>Jakobsson et al 2008</text:p>
          </table:table-cell>
          <table:table-cell table:style-name="ce74" office:value-type="float" office:value="18288195" calcext:value-type="float">
            <text:p>18288195</text:p>
          </table:table-cell>
          <table:table-cell table:style-name="ce3" office:value-type="string" calcext:value-type="string">
            <text:p>SNP_genotyping_analysis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3591-201495116&amp;dgv=full" xlink:type="simple">rs2275866</text:a></text:span></text:p>
          </table:table-cell>
          <table:table-cell table:style-name="ce3" office:value-type="string" calcext:value-type="string">
            <text:p>chr1</text:p>
          </table:table-cell>
          <table:table-cell table:style-name="ce3" office:value-type="float" office:value="201333591" calcext:value-type="float">
            <text:p>201333591</text:p>
          </table:table-cell>
          <table:table-cell table:style-name="ce3" office:value-type="float" office:value="201495116" calcext:value-type="float">
            <text:p>201495116</text:p>
          </table:table-cell>
          <table:table-cell table:style-name="ce3" office:value-type="string" calcext:value-type="string">
            <text:p>Loss</text:p>
          </table:table-cell>
          <table:table-cell table:style-name="ce3" office:value-type="string" calcext:value-type="string">
            <text:p>Wong_et_al_2007</text:p>
          </table:table-cell>
          <table:table-cell table:style-name="ce75" office:value-type="float" office:value="17160897" calcext:value-type="float">
            <text:p>17160897</text:p>
          </table:table-cell>
          <table:table-cell table:style-name="ce3" office:value-type="string" calcext:value-type="string">
            <text:p>BAC_aCGH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4848-201445015&amp;dgv=full" xlink:type="simple">rs2275866</text:a></text:span></text:p>
          </table:table-cell>
          <table:table-cell table:style-name="ce3" office:value-type="string" calcext:value-type="string">
            <text:p>chr1</text:p>
          </table:table-cell>
          <table:table-cell table:style-name="ce3" office:value-type="float" office:value="201344848" calcext:value-type="float">
            <text:p>201344848</text:p>
          </table:table-cell>
          <table:table-cell table:style-name="ce3" office:value-type="float" office:value="201445015" calcext:value-type="float">
            <text:p>201445015</text:p>
          </table:table-cell>
          <table:table-cell table:style-name="ce3" office:value-type="string" calcext:value-type="string">
            <text:p>Loss</text:p>
          </table:table-cell>
          <table:table-cell table:style-name="ce3" office:value-type="string" calcext:value-type="string">
            <text:p>Wong_et_al_2007</text:p>
          </table:table-cell>
          <table:table-cell table:style-name="ce75" office:value-type="float" office:value="17160897" calcext:value-type="float">
            <text:p>17160897</text:p>
          </table:table-cell>
          <table:table-cell table:style-name="ce3" office:value-type="string" calcext:value-type="string">
            <text:p>BAC_aCGH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49978-201426652&amp;dgv=full" xlink:type="simple">rs2275866</text:a></text:span></text:p>
          </table:table-cell>
          <table:table-cell table:style-name="ce3" office:value-type="string" calcext:value-type="string">
            <text:p>chr1</text:p>
          </table:table-cell>
          <table:table-cell table:style-name="ce3" office:value-type="float" office:value="201349978" calcext:value-type="float">
            <text:p>201349978</text:p>
          </table:table-cell>
          <table:table-cell table:style-name="ce3" office:value-type="float" office:value="201426652" calcext:value-type="float">
            <text:p>201426652</text:p>
          </table:table-cell>
          <table:table-cell table:style-name="ce3" office:value-type="string" calcext:value-type="string">
            <text:p>Loss</text:p>
          </table:table-cell>
          <table:table-cell table:style-name="ce3" office:value-type="string" calcext:value-type="string">
            <text:p>Teague et al 2010</text:p>
          </table:table-cell>
          <table:table-cell table:style-name="ce76" office:value-type="float" office:value="20534489" calcext:value-type="float">
            <text:p>20534489</text:p>
          </table:table-cell>
          <table:table-cell table:style-name="ce3" office:value-type="string" calcext:value-type="string">
            <text:p>BAC_aCGH,OEA_assembly,Oligo_aCGH,Optical_mapping,Paired-end_mapping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285712-201503732&amp;dgv=full" xlink:type="simple">rs45584633</text:a></text:span></text:p>
          </table:table-cell>
          <table:table-cell table:style-name="ce3" office:value-type="string" calcext:value-type="string">
            <text:p>chr1</text:p>
          </table:table-cell>
          <table:table-cell table:style-name="ce3" office:value-type="float" office:value="201285712" calcext:value-type="float">
            <text:p>201285712</text:p>
          </table:table-cell>
          <table:table-cell table:style-name="ce3" office:value-type="float" office:value="201503732" calcext:value-type="float">
            <text:p>201503732</text:p>
          </table:table-cell>
          <table:table-cell table:style-name="ce3" office:value-type="string" calcext:value-type="string">
            <text:p>Gain</text:p>
          </table:table-cell>
          <table:table-cell table:style-name="ce3" office:value-type="string" calcext:value-type="string">
            <text:p>Itsara et al 2009</text:p>
          </table:table-cell>
          <table:table-cell table:style-name="ce73" office:value-type="float" office:value="19166990" calcext:value-type="float">
            <text:p>19166990</text:p>
          </table:table-cell>
          <table:table-cell table:style-name="ce3" office:value-type="string" calcext:value-type="string">
            <text:p>BAC_aCGH,SNP_genotyping_analysis</text:p>
          </table:table-cell>
          <table:table-cell table:style-name="ce3" office:value-type="float" office:value="1557" calcext:value-type="float">
            <text:p>15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288955-201503732&amp;dgv=full" xlink:type="simple">rs45584633</text:a></text:span></text:p>
          </table:table-cell>
          <table:table-cell table:style-name="ce3" office:value-type="string" calcext:value-type="string">
            <text:p>chr1</text:p>
          </table:table-cell>
          <table:table-cell table:style-name="ce3" office:value-type="float" office:value="201288955" calcext:value-type="float">
            <text:p>201288955</text:p>
          </table:table-cell>
          <table:table-cell table:style-name="ce3" office:value-type="float" office:value="201503732" calcext:value-type="float">
            <text:p>201503732</text:p>
          </table:table-cell>
          <table:table-cell table:style-name="ce3" office:value-type="string" calcext:value-type="string">
            <text:p>Gain</text:p>
          </table:table-cell>
          <table:table-cell table:style-name="ce3" office:value-type="string" calcext:value-type="string">
            <text:p>Jakobsson et al 2008</text:p>
          </table:table-cell>
          <table:table-cell table:style-name="ce74" office:value-type="float" office:value="18288195" calcext:value-type="float">
            <text:p>18288195</text:p>
          </table:table-cell>
          <table:table-cell table:style-name="ce3" office:value-type="string" calcext:value-type="string">
            <text:p>SNP_genotyping_analysis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span text:style-name="T1"><text:a xlink:href="http://genome.ucsc.edu/cgi-bin/hgTracks?db=hg19&amp;position=chr1%3A201333591-201495116&amp;dgv=full" xlink:type="simple">rs45584633</text:a></text:span></text:p>
          </table:table-cell>
          <table:table-cell table:style-name="ce3" office:value-type="string" calcext:value-type="string">
            <text:p>chr1</text:p>
          </table:table-cell>
          <table:table-cell table:style-name="ce3" office:value-type="float" office:value="201333591" calcext:value-type="float">
            <text:p>201333591</text:p>
          </table:table-cell>
          <table:table-cell table:style-name="ce3" office:value-type="float" office:value="201495116" calcext:value-type="float">
            <text:p>201495116</text:p>
          </table:table-cell>
          <table:table-cell table:style-name="ce3" office:value-type="string" calcext:value-type="string">
            <text:p>Loss</text:p>
          </table:table-cell>
          <table:table-cell table:style-name="ce3" office:value-type="string" calcext:value-type="string">
            <text:p>Wong_et_al_2007</text:p>
          </table:table-cell>
          <table:table-cell table:style-name="ce75" office:value-type="float" office:value="17160897" calcext:value-type="float">
            <text:p>17160897</text:p>
          </table:table-cell>
          <table:table-cell table:style-name="ce3" office:value-type="string" calcext:value-type="string">
            <text:p>BAC_aCGH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ersion" table:style-name="ta20">
        <office:forms form:automatic-focus="false" form:apply-design-mode="false"/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lex" table:style-name="ta21">
        <office:forms form:automatic-focus="false" form:apply-design-mode="false"/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 style:print="charts drawings grid objects zero-value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Genomic_20_Coordinates" style:display-name="PageStyle_Genomic Coordina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fSeq" style:display-name="PageStyle_RefSe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sembl" style:display-name="PageStyle_Ensem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ga" style:display-name="PageStyle_Veg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ft_20_Prediction" style:display-name="PageStyle_Sift Predi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lyphen_20_Prediction" style:display-name="PageStyle_Polyphen Predi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pmap_20_CEU_20_population" style:display-name="PageStyle_Hapmap CEU popul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FBS" style:display-name="PageStyle_TF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RBASE_20_18.0" style:display-name="PageStyle_miRBASE 18.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sta" style:display-name="PageStyle_Vis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G_20_Islands" style:display-name="PageStyle_CpG Islan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rgetScan" style:display-name="PageStyle_TargetSc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RNA_5f_snoRNA_5f_scaRNA" style:display-name="PageStyle_miRNA_snoRNA_scaRN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astConservation" style:display-name="PageStyle_PhastConserv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RP_2b__2b_" style:display-name="PageStyle_GERP++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D" style:display-name="PageStyle_G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SMIC" style:display-name="PageStyle_COSM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WAS_20_Catalogue" style:display-name="PageStyle_GWAS Catalog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py_20_Number_20_Variations_20__28_CNV_29_" style:display-name="PageStyle_Copy Number Variations (CNV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ersion" style:display-name="PageStyle_Inver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lex" style:display-name="PageStyle_Complex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dc:date>2017-01-08T14:45:30.092100785</dc:date>
    <dc:creator>Alexander Scholz</dc:creator>
    <meta:editing-duration>PT4M17S</meta:editing-duration>
    <meta:editing-cycles>1</meta:editing-cycles>
    <meta:document-statistic meta:table-count="21" meta:cell-count="2363" meta:object-count="0"/>
  </office:meta>
</office:document-meta>
</file>